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Bitstream Vera Sans Mono" svg:font-family="'Bitstream Vera Sans Mono'" style:font-family-generic="modern" style:font-pitch="fixed"/>
    <style:font-face style:name="Courier New2"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8" style:family="table">
      <style:table-properties style:width="16.999cm" table:align="margins"/>
    </style:style>
    <style:style style:name="Table8.A" style:family="table-column">
      <style:table-column-properties style:column-width="2.884cm" style:rel-column-width="11119*"/>
    </style:style>
    <style:style style:name="Table8.B" style:family="table-column">
      <style:table-column-properties style:column-width="2.069cm" style:rel-column-width="7977*"/>
    </style:style>
    <style:style style:name="Table8.C" style:family="table-column">
      <style:table-column-properties style:column-width="12.046cm" style:rel-column-width="46439*"/>
    </style:style>
    <style:style style:name="Table8.A1" style:family="table-cell">
      <style:table-cell-properties style:vertical-align="middle" fo:padding="0.097cm" fo:border="none"/>
    </style:style>
    <style:style style:name="Table5" style:family="table">
      <style:table-properties style:width="17.03cm" fo:margin-left="0cm" fo:margin-right="-0.032cm" table:align="margins"/>
    </style:style>
    <style:style style:name="Table5.A" style:family="table-column">
      <style:table-column-properties style:column-width="3.84cm" style:rel-column-width="14774*"/>
    </style:style>
    <style:style style:name="Table5.B" style:family="table-column">
      <style:table-column-properties style:column-width="8.597cm" style:rel-column-width="33086*"/>
    </style:style>
    <style:style style:name="Table5.C" style:family="table-column">
      <style:table-column-properties style:column-width="1.766cm" style:rel-column-width="6796*"/>
    </style:style>
    <style:style style:name="Table5.D" style:family="table-column">
      <style:table-column-properties style:column-width="2.828cm" style:rel-column-width="10879*"/>
    </style:style>
    <style:style style:name="Table5.A1" style:family="table-cell">
      <style:table-cell-properties style:vertical-align="middle" fo:padding="0.049cm" fo:border="none"/>
    </style:style>
    <style:style style:name="Table18" style:family="table">
      <style:table-properties style:width="16.953cm" fo:margin-left="0.032cm" fo:margin-right="0.014cm" table:align="margins"/>
    </style:style>
    <style:style style:name="Table18.A" style:family="table-column">
      <style:table-column-properties style:column-width="3.203cm" style:rel-column-width="12385*"/>
    </style:style>
    <style:style style:name="Table18.B" style:family="table-column">
      <style:table-column-properties style:column-width="8.393cm" style:rel-column-width="32443*"/>
    </style:style>
    <style:style style:name="Table18.C" style:family="table-column">
      <style:table-column-properties style:column-width="2.383cm" style:rel-column-width="9214*"/>
    </style:style>
    <style:style style:name="Table18.D" style:family="table-column">
      <style:table-column-properties style:column-width="2.972cm" style:rel-column-width="11493*"/>
    </style:style>
    <style:style style:name="Table18.A1" style:family="table-cell">
      <style:table-cell-properties style:vertical-align="middle" fo:padding="0.049cm" fo:border="none"/>
    </style:style>
    <style:style style:name="Table19" style:family="table">
      <style:table-properties style:width="16.976cm" table:align="left"/>
    </style:style>
    <style:style style:name="Table19.A" style:family="table-column">
      <style:table-column-properties style:column-width="3.358cm"/>
    </style:style>
    <style:style style:name="Table19.B" style:family="table-column">
      <style:table-column-properties style:column-width="8.678cm"/>
    </style:style>
    <style:style style:name="Table19.C" style:family="table-column">
      <style:table-column-properties style:column-width="1.94cm"/>
    </style:style>
    <style:style style:name="Table19.D" style:family="table-column">
      <style:table-column-properties style:column-width="2.999cm"/>
    </style:style>
    <style:style style:name="Table19.A1" style:family="table-cell">
      <style:table-cell-properties style:vertical-align="middle" fo:padding="0.049cm" fo:border="none"/>
    </style:style>
    <style:style style:name="Table21" style:family="table">
      <style:table-properties style:width="17.196cm" table:align="left"/>
    </style:style>
    <style:style style:name="Table21.A" style:family="table-column">
      <style:table-column-properties style:column-width="2.859cm"/>
    </style:style>
    <style:style style:name="Table21.B" style:family="table-column">
      <style:table-column-properties style:column-width="7.32cm"/>
    </style:style>
    <style:style style:name="Table21.C" style:family="table-column">
      <style:table-column-properties style:column-width="3.508cm"/>
    </style:style>
    <style:style style:name="Table21.A1" style:family="table-cell">
      <style:table-cell-properties style:vertical-align="middle" fo:padding="0.049cm" fo:border="none"/>
    </style:style>
    <style:style style:name="Table20" style:family="table">
      <style:table-properties style:width="16.995cm" table:align="left"/>
    </style:style>
    <style:style style:name="Table20.A" style:family="table-column">
      <style:table-column-properties style:column-width="3.358cm"/>
    </style:style>
    <style:style style:name="Table20.B" style:family="table-column">
      <style:table-column-properties style:column-width="8.678cm"/>
    </style:style>
    <style:style style:name="Table20.C" style:family="table-column">
      <style:table-column-properties style:column-width="1.771cm"/>
    </style:style>
    <style:style style:name="Table20.D" style:family="table-column">
      <style:table-column-properties style:column-width="3.187cm"/>
    </style:style>
    <style:style style:name="Table20.A1" style:family="table-cell">
      <style:table-cell-properties style:vertical-align="middle" fo:padding="0.049cm" fo:border="none"/>
    </style:style>
    <style:style style:name="Table6" style:family="table">
      <style:table-properties style:width="11.896cm" table:align="left"/>
    </style:style>
    <style:style style:name="Table6.A" style:family="table-column">
      <style:table-column-properties style:column-width="1.371cm"/>
    </style:style>
    <style:style style:name="Table6.B" style:family="table-column">
      <style:table-column-properties style:column-width="5.29cm"/>
    </style:style>
    <style:style style:name="Table6.C" style:family="table-column">
      <style:table-column-properties style:column-width="2.498cm"/>
    </style:style>
    <style:style style:name="Table6.D" style:family="table-column">
      <style:table-column-properties style:column-width="2.738cm"/>
    </style:style>
    <style:style style:name="Table6.A1" style:family="table-cell">
      <style:table-cell-properties style:vertical-align="middle" fo:padding="0.049cm" fo:border="none"/>
    </style:style>
    <style:style style:name="Table16" style:family="table">
      <style:table-properties style:width="17.011cm" fo:margin-left="0cm" fo:margin-right="-0.012cm" table:align="margins"/>
    </style:style>
    <style:style style:name="Table16.A" style:family="table-column">
      <style:table-column-properties style:column-width="3.358cm" style:rel-column-width="12937*"/>
    </style:style>
    <style:style style:name="Table16.B" style:family="table-column">
      <style:table-column-properties style:column-width="8.677cm" style:rel-column-width="33429*"/>
    </style:style>
    <style:style style:name="Table16.C" style:family="table-column">
      <style:table-column-properties style:column-width="1.734cm" style:rel-column-width="6679*"/>
    </style:style>
    <style:style style:name="Table16.D" style:family="table-column">
      <style:table-column-properties style:column-width="3.242cm" style:rel-column-width="12490*"/>
    </style:style>
    <style:style style:name="Table16.A1" style:family="table-cell">
      <style:table-cell-properties style:vertical-align="middle" fo:padding="0.049cm" fo:border="none"/>
    </style:style>
    <style:style style:name="Table17" style:family="table">
      <style:table-properties style:width="16.955cm" table:align="left"/>
    </style:style>
    <style:style style:name="Table17.A" style:family="table-column">
      <style:table-column-properties style:column-width="3.358cm"/>
    </style:style>
    <style:style style:name="Table17.B" style:family="table-column">
      <style:table-column-properties style:column-width="8.678cm"/>
    </style:style>
    <style:style style:name="Table17.C" style:family="table-column">
      <style:table-column-properties style:column-width="1.716cm"/>
    </style:style>
    <style:style style:name="Table17.D" style:family="table-column">
      <style:table-column-properties style:column-width="3.201cm"/>
    </style:style>
    <style:style style:name="Table17.A1" style:family="table-cell">
      <style:table-cell-properties style:vertical-align="middle" fo:padding="0.049cm" fo:border="none"/>
    </style:style>
    <style:style style:name="Table3" style:family="table">
      <style:table-properties style:width="16.976cm" table:align="left"/>
    </style:style>
    <style:style style:name="Table3.A" style:family="table-column">
      <style:table-column-properties style:column-width="4.394cm"/>
    </style:style>
    <style:style style:name="Table3.B" style:family="table-column">
      <style:table-column-properties style:column-width="12.582cm"/>
    </style:style>
    <style:style style:name="Table3.A1" style:family="table-cell">
      <style:table-cell-properties fo:padding="0cm" fo:border="none"/>
    </style:style>
    <style:style style:name="Table3.B1" style:family="table-cell">
      <style:table-cell-properties fo:background-color="transparent" fo:padding="0cm" fo:border="none">
        <style:background-image/>
      </style:table-cell-properties>
    </style:style>
    <style:style style:name="Table4" style:family="table">
      <style:table-properties style:width="16.995cm" table:align="left"/>
    </style:style>
    <style:style style:name="Table4.A" style:family="table-column">
      <style:table-column-properties style:column-width="4.792cm"/>
    </style:style>
    <style:style style:name="Table4.B" style:family="table-column">
      <style:table-column-properties style:column-width="12.203cm"/>
    </style:style>
    <style:style style:name="Table4.A1" style:family="table-cell">
      <style:table-cell-properties fo:padding="0cm" fo:border="none"/>
    </style:style>
    <style:style style:name="Table4.B1" style:family="table-cell">
      <style:table-cell-properties fo:background-color="transparent" fo:padding="0cm" fo:border="none">
        <style:background-image/>
      </style:table-cell-properties>
    </style:style>
    <style:style style:name="Table9" style:family="table">
      <style:table-properties style:width="16.999cm" table:align="margins" fo:keep-with-next="alway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1" style:family="table">
      <style:table-properties style:width="16.974cm" fo:margin-left="0.012cm" fo:margin-right="0.012cm" table:align="margins" fo:keep-with-next="auto"/>
    </style:style>
    <style:style style:name="Table1.A" style:family="table-column">
      <style:table-column-properties style:column-width="16.974cm" style:rel-column-width="65535*"/>
    </style:style>
    <style:style style:name="Table1.A1" style:family="table-cell">
      <style:table-cell-properties fo:background-color="#e6e6e6" fo:padding="0.03cm" fo:border="0.002cm solid #000000">
        <style:background-image/>
      </style:table-cell-properties>
    </style:style>
    <style:style style:name="Table2" style:family="table">
      <style:table-properties style:width="16.378cm" fo:margin-left="0cm" fo:margin-right="0.621cm" table:align="margins"/>
    </style:style>
    <style:style style:name="Table2.A" style:family="table-column">
      <style:table-column-properties style:column-width="4.96cm" style:rel-column-width="19847*"/>
    </style:style>
    <style:style style:name="Table2.B" style:family="table-column">
      <style:table-column-properties style:column-width="7.646cm" style:rel-column-width="30596*"/>
    </style:style>
    <style:style style:name="Table2.C" style:family="table-column">
      <style:table-column-properties style:column-width="3.771cm" style:rel-column-width="15092*"/>
    </style:style>
    <style:style style:name="Table2.A1" style:family="table-cell">
      <style:table-cell-properties style:vertical-align="middle" fo:padding="0.049cm" fo:border-left="0.018cm solid #808080" fo:border-right="none" fo:border-top="0.018cm solid #808080" fo:border-bottom="0.018cm solid #808080"/>
    </style:style>
    <style:style style:name="Table2.C1" style:family="table-cell">
      <style:table-cell-properties style:vertical-align="middle" fo:padding="0.049cm" fo:border="0.018cm solid #808080"/>
    </style:style>
    <style:style style:name="Table2.A2" style:family="table-cell">
      <style:table-cell-properties style:vertical-align="middle" fo:padding="0.049cm" fo:border-left="0.018cm solid #808080" fo:border-right="none" fo:border-top="none" fo:border-bottom="0.018cm solid #808080"/>
    </style:style>
    <style:style style:name="Table2.C2" style:family="table-cell">
      <style:table-cell-properties style:vertical-align="middle" fo:padding="0.049cm" fo:border-left="0.018cm solid #808080" fo:border-right="0.018cm solid #808080" fo:border-top="none" fo:border-bottom="0.018cm solid #808080"/>
    </style:style>
    <style:style style:name="Table7" style:family="table">
      <style:table-properties style:width="16.933cm" fo:margin-left="0.051cm" fo:margin-right="0.014cm" table:align="margins"/>
    </style:style>
    <style:style style:name="Table7.A" style:family="table-column">
      <style:table-column-properties style:column-width="4.376cm" style:rel-column-width="16938*"/>
    </style:style>
    <style:style style:name="Table7.B" style:family="table-column">
      <style:table-column-properties style:column-width="5.847cm" style:rel-column-width="22632*"/>
    </style:style>
    <style:style style:name="Table7.C" style:family="table-column">
      <style:table-column-properties style:column-width="6.71cm" style:rel-column-width="25965*"/>
    </style:style>
    <style:style style:name="Table7.A1" style:family="table-cell">
      <style:table-cell-properties style:vertical-align="middle" fo:padding="0.049cm" fo:border-left="0.018cm solid #808080" fo:border-right="none" fo:border-top="0.018cm solid #808080" fo:border-bottom="0.018cm solid #808080"/>
    </style:style>
    <style:style style:name="Table7.C1" style:family="table-cell">
      <style:table-cell-properties style:vertical-align="middle" fo:padding="0.049cm" fo:border="0.018cm solid #808080"/>
    </style:style>
    <style:style style:name="Table7.A2" style:family="table-cell">
      <style:table-cell-properties style:vertical-align="middle" fo:padding="0.049cm" fo:border-left="0.018cm solid #808080" fo:border-right="none" fo:border-top="none" fo:border-bottom="0.018cm solid #808080"/>
    </style:style>
    <style:style style:name="Table7.C2" style:family="table-cell">
      <style:table-cell-properties style:vertical-align="middle" fo:padding="0.049cm" fo:border-left="0.018cm solid #808080" fo:border-right="0.018cm solid #808080" fo:border-top="none" fo:border-bottom="0.018cm solid #808080"/>
    </style:style>
    <style:style style:name="P1" style:family="paragraph" style:parent-style-name="HC_5f_HeadingChapter" style:master-page-name="First_20_Pag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S_5f_Section" style:master-page-name="">
      <style:paragraph-properties fo:break-before="page"/>
    </style:style>
    <style:style style:name="P4" style:family="paragraph" style:parent-style-name="N_5f_Normal">
      <style:text-properties fo:font-weight="normal" style:font-weight-asian="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2"/>
    <style:style style:name="P8" style:family="paragraph" style:parent-style-name="Table_20_Contents">
      <style:paragraph-properties text:number-lines="false" text:line-number="0"/>
    </style:style>
    <style:style style:name="P9" style:family="paragraph" style:parent-style-name="Table_20_Heading">
      <style:text-properties fo:font-size="12pt" fo:font-style="normal" style:font-size-asian="12pt" style:font-style-asian="normal" style:font-size-complex="12pt" style:font-style-complex="normal"/>
    </style:style>
    <style:style style:name="P10" style:family="paragraph" style:parent-style-name="Table_20_Contents">
      <style:text-properties fo:font-size="10pt" fo:font-weight="normal" style:font-size-asian="10pt" style:font-weight-asian="normal" style:font-size-complex="10pt" style:font-weight-complex="normal"/>
    </style:style>
    <style:style style:name="P11" style:family="paragraph" style:parent-style-name="Standard">
      <style:text-properties fo:font-size="10pt" fo:font-weight="normal" style:font-size-asian="10pt" style:font-weight-asian="normal" style:font-size-complex="10pt" style:font-weight-complex="normal"/>
    </style:style>
    <style:style style:name="P12" style:family="paragraph" style:parent-style-name="Standard">
      <style:paragraph-properties fo:margin-top="0cm" fo:margin-bottom="0cm"/>
      <style:text-properties fo:font-size="2pt" style:font-size-asian="2pt" style:font-size-complex="2pt"/>
    </style:style>
    <style:style style:name="P13" style:family="paragraph" style:parent-style-name="Table_20_Contents">
      <style:paragraph-properties fo:margin-top="0cm" fo:margin-bottom="0.499cm" fo:text-align="center" style:justify-single-word="false"/>
    </style:style>
    <style:style style:name="P14" style:family="paragraph" style:parent-style-name="Table_20_Contents">
      <style:paragraph-properties fo:margin-top="0cm" fo:margin-bottom="0.499cm" fo:text-align="center" style:justify-single-word="false" text:number-lines="false" text:line-number="0"/>
    </style:style>
    <style:style style:name="P15" style:family="paragraph" style:parent-style-name="Table_20_Contents">
      <style:paragraph-properties fo:margin-top="0cm" fo:margin-bottom="0.499cm"/>
      <style:text-properties fo:font-size="10pt" fo:font-weight="normal" style:font-size-asian="10pt" style:font-weight-asian="normal" style:font-size-complex="10pt" style:font-weight-complex="normal"/>
    </style:style>
    <style:style style:name="P16" style:family="paragraph" style:parent-style-name="Table_20_Contents">
      <style:paragraph-properties fo:margin-top="0cm" fo:margin-bottom="0.499cm"/>
    </style:style>
    <style:style style:name="P17" style:family="paragraph" style:parent-style-name="Standard">
      <style:paragraph-properties fo:margin-top="0cm" fo:margin-bottom="0cm"/>
      <style:text-properties fo:font-size="2pt" fo:font-weight="normal" style:font-size-asian="2pt" style:font-weight-asian="normal" style:font-size-complex="2pt" style:font-weight-complex="normal"/>
    </style:style>
    <style:style style:name="P18" style:family="paragraph" style:parent-style-name="N_5f_Normal">
      <style:text-properties fo:font-size="10pt" style:font-size-asian="10pt" style:font-size-complex="10pt"/>
    </style:style>
    <style:style style:name="P19" style:family="paragraph" style:parent-style-name="N_5f_Normal">
      <style:text-properties fo:font-size="10pt" fo:font-weight="normal" style:font-size-asian="10pt" style:font-weight-asian="normal" style:font-size-complex="10pt" style:font-weight-complex="normal"/>
    </style:style>
    <style:style style:name="P20" style:family="paragraph" style:parent-style-name="N_5f_Normal">
      <style:paragraph-properties fo:margin-top="0.127cm" fo:margin-bottom="0.127cm" style:shadow="none"/>
    </style:style>
    <style:style style:name="P21" style:family="paragraph" style:parent-style-name="N_5f_Normal">
      <style:paragraph-properties fo:margin-top="0.127cm" fo:margin-bottom="0.127cm" style:shadow="none"/>
      <style:text-properties fo:font-size="10pt" style:font-size-asian="10pt" style:font-size-complex="10pt"/>
    </style:style>
    <style:style style:name="P22" style:family="paragraph" style:parent-style-name="Standard">
      <style:text-properties fo:font-size="10pt" style:font-size-asian="10pt" style:font-size-complex="10pt"/>
    </style:style>
    <style:style style:name="P23" style:family="paragraph" style:parent-style-name="N_5f_Normal">
      <style:paragraph-properties fo:margin-top="0.127cm" fo:margin-bottom="0.127cm" style:shadow="none"/>
      <style:text-properties fo:font-weight="normal" style:font-weight-asian="normal" style:font-weight-complex="normal"/>
    </style:style>
    <style:style style:name="P24" style:family="paragraph" style:parent-style-name="N_5f_Normal">
      <style:paragraph-properties fo:margin-top="0.127cm" fo:margin-bottom="0.127cm" style:shadow="none"/>
      <style:text-properties fo:language="en" fo:country="none" fo:font-weight="normal" style:font-weight-asian="normal" style:font-weight-complex="normal"/>
    </style:style>
    <style:style style:name="P25" style:family="paragraph" style:parent-style-name="Text_20_body" style:list-style-name="L3"/>
    <style:style style:name="P26" style:family="paragraph" style:parent-style-name="N_5f_Normal" style:list-style-name="L3">
      <style:paragraph-properties fo:margin-top="0.127cm" fo:margin-bottom="0.127cm" style:shadow="none"/>
    </style:style>
    <style:style style:name="P27" style:family="paragraph" style:parent-style-name="Text_20_body">
      <style:text-properties fo:font-weight="bold" style:font-weight-asian="bold" style:font-weight-complex="bold"/>
    </style:style>
    <style:style style:name="P28" style:family="paragraph" style:parent-style-name="N_5f_Normal">
      <style:paragraph-properties fo:margin-top="0.127cm" fo:margin-bottom="0.127cm" style:shadow="none"/>
      <style:text-properties fo:font-size="10pt" fo:font-weight="normal" style:font-weight-asian="normal" style:font-weight-complex="normal"/>
    </style:style>
    <style:style style:name="P29" style:family="paragraph" style:parent-style-name="C_5f_Code">
      <style:paragraph-properties fo:margin-top="0.127cm" fo:margin-bottom="0.127cm" style:shadow="none"/>
    </style:style>
    <style:style style:name="P30" style:family="paragraph" style:parent-style-name="C_5f_Code">
      <style:paragraph-properties fo:margin-top="0.127cm" fo:margin-bottom="0.127cm" style:shadow="none"/>
      <style:text-properties fo:language="en" fo:country="none" fo:font-weight="normal" style:font-weight-asian="normal" style:font-weight-complex="normal"/>
    </style:style>
    <style:style style:name="P31" style:family="paragraph" style:parent-style-name="Text_20_body">
      <style:paragraph-properties fo:margin-top="0.127cm" fo:margin-bottom="0.127cm" style:shadow="none"/>
      <style:text-properties fo:language="en" fo:country="none" fo:font-weight="normal" style:font-weight-asian="normal" style:font-weight-complex="normal"/>
    </style:style>
    <style:style style:name="P32" style:family="paragraph" style:parent-style-name="Text_20_body" style:list-style-name="L4"/>
    <style:style style:name="P33" style:family="paragraph" style:parent-style-name="N_5f_Normal" style:list-style-name="L3">
      <style:paragraph-properties fo:margin-top="0.127cm" fo:margin-bottom="0.127cm" style:shadow="none"/>
      <style:text-properties fo:font-size="10pt"/>
    </style:style>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text-properties fo:font-size="10pt" fo:font-weight="normal" style:font-weight-asian="normal" style:font-weight-complex="normal"/>
    </style:style>
    <style:style style:name="P37" style:family="paragraph" style:parent-style-name="Text_20_body">
      <style:paragraph-properties fo:margin-top="0.127cm" fo:margin-bottom="0.127cm" style:shadow="none"/>
    </style:style>
    <style:style style:name="P38" style:family="paragraph" style:parent-style-name="N_5f_Normal" style:list-style-name="L7">
      <style:paragraph-properties fo:margin-top="0.127cm" fo:margin-bottom="0.127cm" style:shadow="none"/>
    </style:style>
    <style:style style:name="P39" style:family="paragraph" style:parent-style-name="Text_20_body" style:list-style-name="L7"/>
    <style:style style:name="P40" style:family="paragraph" style:parent-style-name="Text_20_body">
      <style:text-properties fo:language="en" fo:country="none" fo:font-weight="normal" style:font-weight-asian="normal" style:font-weight-complex="normal"/>
    </style:style>
    <style:style style:name="P41" style:family="paragraph" style:parent-style-name="Table_20_Contents">
      <style:paragraph-properties fo:text-align="start" style:justify-single-word="false"/>
      <style:text-properties fo:color="#800000" style:text-outline="false" style:text-line-through-styl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42" style:family="paragraph" style:parent-style-name="Listing">
      <style:text-properties fo:language="en" fo:country="none" fo:font-weight="bold" style:font-weight-asian="bold" style:font-weight-complex="bold"/>
    </style:style>
    <style:style style:name="P43" style:family="paragraph" style:parent-style-name="Text_20_body">
      <style:text-properties fo:language="en" fo:country="none"/>
    </style:style>
    <style:style style:name="P44" style:family="paragraph" style:parent-style-name="SS_5f_Subsection">
      <style:text-properties fo:font-weight="bold" style:font-weight-asian="bold" style:font-weight-complex="bold"/>
    </style:style>
    <style:style style:name="P45" style:family="paragraph" style:parent-style-name="Table_20_Heading">
      <style:paragraph-properties fo:text-align="center" style:justify-single-word="false"/>
      <style:text-properties fo:font-style="normal" style:font-style-asian="normal" style:font-style-complex="normal"/>
    </style:style>
    <style:style style:name="P46"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47" style:family="paragraph" style:parent-style-name="Text_20_body">
      <style:text-properties fo:language="en" fo:country="none" fo:font-weight="bold"/>
    </style:style>
    <style:style style:name="P48" style:family="paragraph" style:parent-style-name="Table_20_Contents">
      <style:paragraph-properties fo:text-align="start" style:justify-single-word="false"/>
    </style:style>
    <style:style style:name="P49" style:family="paragraph" style:parent-style-name="Text_20_body" style:list-style-name="L8"/>
    <style:style style:name="P50" style:family="paragraph" style:parent-style-name="N_5f_Normal" style:list-style-name="L8">
      <style:paragraph-properties fo:margin-top="0.127cm" fo:margin-bottom="0.127cm" style:shadow="none"/>
    </style:style>
    <style:style style:name="P51"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parent-style-name="Code_20_in_20_Text">
      <style:text-properties fo:color="#800000" style:font-name="Courier New2" fo:font-size="10pt" fo:letter-spacing="normal" fo:font-weight="normal" fo:background-color="transparent" style:font-size-asian="10pt" style:font-weight-asian="normal" style:font-size-complex="10pt" style:font-weight-complex="normal"/>
    </style:style>
    <style:style style:name="T4" style:family="text" style:parent-style-name="Code_20_in_20_Text">
      <style:text-properties fo:font-size="10pt" fo:font-weight="normal" style:font-size-asian="10pt" style:font-weight-asian="normal" style:font-size-complex="10pt" style:font-weight-complex="normal"/>
    </style:style>
    <style:style style:name="T5" style:family="text" style:parent-style-name="Strong_20_Emphasis">
      <style:text-properties fo:font-style="normal" style:font-style-asian="normal" style:font-style-complex="normal"/>
    </style:style>
    <style:style style:name="T6" style:family="text" style:parent-style-name="Strong_20_Emphasis">
      <style:text-properties fo:font-style="normal" fo:font-weight="bold" style:font-style-asian="normal" style:font-weight-asian="bold" style:font-style-complex="normal" style:font-weight-complex="bold"/>
    </style:style>
    <style:style style:name="T7" style:family="text" style:parent-style-name="Emphasis">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parent-style-name="Strong_20_Emphasis">
      <style:text-properties fo:font-style="italic" style:font-style-asian="italic" style:font-style-complex="italic"/>
    </style:style>
    <style:style style:name="T9" style:family="text" style:parent-style-name="Strong_20_Emphasis">
      <style:text-properties fo:font-style="italic" fo:font-weight="bold" style:font-style-asian="italic" style:font-weight-asian="bold" style:font-style-complex="italic" style:font-weight-complex="bold"/>
    </style:style>
    <style:style style:name="T10" style:family="text" style:parent-style-name="Strong_20_Emphasis">
      <style:text-properties fo:font-size="12pt" style:font-size-asian="12pt" style:font-size-complex="12pt"/>
    </style:style>
    <style:style style:name="T11" style:family="text" style:parent-style-name="Strong_20_Emphasis">
      <style:text-properties fo:font-size="12pt" fo:font-style="normal" style:font-size-asian="12pt" style:font-style-asian="normal" style:font-size-complex="12pt" style:font-style-complex="normal"/>
    </style:style>
    <style:style style:name="T12" style:family="text" style:parent-style-name="Strong_20_Emphasis">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weight="bold" style:font-weight-asian="bold" style:font-weight-complex="bold"/>
    </style:style>
    <style:style style:name="T14" style:family="text" style:parent-style-name="Code_20_in_20_Text">
      <style:text-properties fo:color="#800000" style:font-name="Courier New2" fo:font-size="9pt" fo:letter-spacing="normal" fo:background-color="transparent"/>
    </style:style>
    <style:style style:name="T15" style:family="text" style:parent-style-name="Code_20_in_20_Text">
      <style:text-properties fo:color="#800000" style:font-name="Courier New2" fo:font-size="9pt" fo:letter-spacing="normal" fo:background-color="transparent" style:font-size-asian="10pt" style:font-size-complex="10pt"/>
    </style:style>
    <style:style style:name="T16" style:family="text" style:parent-style-name="Code_20_in_20_Text">
      <style:text-properties fo:color="#800000" style:font-name="Courier New2" fo:font-size="9pt" fo:letter-spacing="normal" fo:font-weight="normal" fo:background-color="transparent" style:font-size-asian="10pt" style:font-weight-asian="normal" style:font-size-complex="10pt" style:font-weight-complex="normal"/>
    </style:style>
    <style:style style:name="T17" style:family="text" style:parent-style-name="Code_20_in_20_Text">
      <style:text-properties style:font-name="Courier New2"/>
    </style:style>
    <style:style style:name="T18" style:family="text">
      <style:text-properties fo:font-size="10pt" fo:font-weight="normal" style:font-weight-asian="normal" style:font-weight-complex="normal"/>
    </style:style>
    <style:style style:name="T19" style:family="text" style:parent-style-name="Teletype">
      <style:text-properties fo:color="#800000" style:font-name="Courier New2" fo:font-size="10pt" fo:language="en" fo:country="none" fo:font-weight="normal" style:font-name-asian="Courier New2" style:font-weight-asian="normal" style:font-name-complex="Courier New2" style:font-weight-complex="normal"/>
    </style:style>
    <style:style style:name="T20" style:family="text" style:parent-style-name="Teletype">
      <style:text-properties fo:color="#800000" fo:font-weight="normal" style:font-weight-asian="normal" style:font-weight-complex="normal"/>
    </style:style>
    <style:style style:name="T21" style:family="text" style:parent-style-name="Teletype">
      <style:text-properties fo:font-size="10pt" style:font-size-asian="10pt" style:font-size-complex="10pt"/>
    </style:style>
    <style:style style:name="T22" style:family="text">
      <style:text-properties fo:font-size="10pt" style:font-size-asian="10pt" style:font-size-complex="10pt"/>
    </style:style>
    <style:style style:name="T23" style:family="text">
      <style:text-properties fo:font-size="10pt" fo:font-weight="normal" style:font-size-asian="10pt" style:font-weight-asian="normal" style:font-size-complex="10pt" style:font-weight-complex="normal"/>
    </style:style>
    <style:style style:name="T24" style:family="text" style:parent-style-name="Teletype">
      <style:text-properties fo:font-size="10pt" fo:font-weight="normal" style:font-size-asian="10pt" style:font-weight-asian="normal" style:font-size-complex="10pt" style:font-weight-complex="normal"/>
    </style:style>
    <style:style style:name="T25" style:family="text">
      <style:text-properties fo:font-size="10pt" style:text-underline-style="none" fo:font-weight="normal" style:font-size-asian="10pt" style:font-weight-asian="normal" style:font-size-complex="10pt" style:font-weight-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Listing"/>
      </text:sequence-decls>
      <text:h text:style-name="P1" text:outline-level="1">Using the Celtix management</text:h>
      <text:table-of-content text:style-name="Sect1" text:protected="true" text:name="Table of Contents1">
        <text:table-of-content-source text:outline-level="3" text:use-outline-level="false" text:use-index-source-styles="true" text:index-scope="chapter">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ubSection"/>
          </text:index-source-styles>
        </text:table-of-content-source>
        <text:index-body>
          <text:index-title text:style-name="Sect2" text:name="Table of Contents1_Head">
            <text:p text:style-name="Contents_20_Heading">Table of Contents</text:p>
          </text:index-title>
          <text:p text:style-name="P2"><text:a xlink:type="simple" xlink:href="#0.0.Overview|outline" text:style-name="Default" text:visited-style-name="Default">Overview<text:tab/>2</text:a></text:p>
          <text:p text:style-name="P2"><text:a xlink:type="simple" xlink:href="#0.0.Default instrumentation in Celtix|outline" text:style-name="Default" text:visited-style-name="Default">Default instrumentation in Celtix<text:tab/>2</text:a></text:p>
          <text:p text:style-name="P2"><text:a xlink:type="simple" xlink:href="#0.0.Celtix Instrumentation Configuration|outline" text:style-name="Default" text:visited-style-name="Default">Celtix Instrumentation Configuration<text:tab/>6</text:a></text:p>
          <text:p text:style-name="P2"><text:a xlink:type="simple" xlink:href="#0.0.Accessing Celtix MBeans from management consoles |outline" text:style-name="Default" text:visited-style-name="Default">Accessing Celtix MBeans from management consoles <text:tab/>7</text:a></text:p>
          <text:p text:style-name="P2"><text:a xlink:type="simple" xlink:href="#0.0.Instrumentation Celtix Service|outline" text:style-name="Default" text:visited-style-name="Default">Instrumentation Celtix Service<text:tab/>8</text:a></text:p>
          <text:p text:style-name="P2"><text:a xlink:type="simple" xlink:href="#0.0.Using the JMX APIs|outline" text:style-name="Default" text:visited-style-name="Default">Using the JMX APIs<text:tab/>8</text:a></text:p>
          <text:p text:style-name="P2"><text:a xlink:type="simple" xlink:href="#0.0.Using the Celtix Instrumentation Interface|outline" text:style-name="Default" text:visited-style-name="Default">Using the Celtix Instrumentation Interface<text:tab/>10</text:a></text:p>
        </text:index-body>
      </text:table-of-content>
      <text:h text:style-name="P3" text:outline-level="2">Overview</text:h>
      <text:p text:style-name="P4">Celtix provides management facilities which bases on Java Management Extensions (JMX) to instrument its core runtime. Several key runtime components <text:bookmark text:name="line-10"/>are exposed as JMX Managed Beans (MBeans). This lets an Celtix runtime be monitored and managed either in process or remotely with the help of JMXRemote API. <text:bookmark text:name="line-11"/></text:p>
      <text:p text:style-name="P5"><text:bookmark text:name="line-12"/>A support for registering custom MBeans is avalable in Celtix 1.0. <text:bookmark text:name="line-13"/>Java developers can create their own Mbeans statically or dynamically and register them either with their <text:bookmark text:name="line-14"/>MBeanServer of choice or with a default MBeanServer created by Celtix. <text:s text:c="2"/><text:bookmark text:name="line-15"/></text:p>
      <text:p text:style-name="P5">What is special about Celtix 1.0 though is that some of its key runtime components can now be exposed as JMX MBeans dynamcially . </text:p>
      <text:h text:style-name="S_5f_Section" text:outline-level="2">Default instrumentation in Celtix</text:h>
      <text:p text:style-name="P6">As noted above, the Celtix servers can have their <text:bookmark text:name="line-28"/>runtime components exposed as JMX MBeans. At the moment, the <text:bookmark text:name="line-29"/>following components can be managed :</text:p>
      <text:list text:style-name="L2">
        <text:list-item>
          <text:p text:style-name="P7"><text:a xlink:type="simple" xlink:href="#0.0.CeltixBus|outline"><text:span text:style-name="T1">CeltixBus</text:span></text:a></text:p>
        </text:list-item>
        <text:list-item>
          <text:p text:style-name="P7"><text:a xlink:type="simple" xlink:href="#0.0.WorkQueue|outline"><text:span text:style-name="T1">WorkQueue</text:span></text:a></text:p>
        </text:list-item>
        <text:list-item>
          <text:p text:style-name="P7"><text:a xlink:type="simple" xlink:href="#0.0.WSDLManager|outline"><text:span text:style-name="T1">WSDLManager</text:span></text:a></text:p>
        </text:list-item>
        <text:list-item>
          <text:p text:style-name="P7"><text:a xlink:type="simple" xlink:href="#0.0.Endpoint |outline"><text:span text:style-name="T1">Endpoint </text:span></text:a></text:p>
        </text:list-item>
        <text:list-item>
          <text:p text:style-name="P7"><text:a xlink:type="simple" xlink:href="#0.0.HTTPServerTransport|outline"><text:span text:style-name="T1">HTTPServerTransport</text:span></text:a></text:p>
        </text:list-item>
        <text:list-item>
          <text:p text:style-name="P7"><text:a xlink:type="simple" xlink:href="#0.0.JMXServerTransport|outline"><text:span text:style-name="T1">JMXServerTransport</text:span></text:a></text:p>
        </text:list-item>
      </text:list>
      <text:p text:style-name="P5"/>
      <text:p text:style-name="P4">All runtime components are registered with an MBeanServer <text:bookmark text:name="line-37"/>as Model Dynamic MBeans. This ensures that they can be viewed <text:bookmark text:name="line-38"/>by third-party management consoles without any additional client-side <text:bookmark text:name="line-39"/>support libraries. </text:p>
      <text:p text:style-name="P8"><text:bookmark text:name="line-41"/><text:span text:style-name="T2">These components follow an advice from a </text:span><text:a xlink:type="simple" xlink:href="http://java.sun.com/products/JavaManagement/best-practices.html"><text:span text:style-name="T1">JMX Best Practices</text:span></text:a><text:span text:style-name="T2"> document on how to name MBeans. </text:span><text:bookmark text:name="line-42"/><text:span text:style-name="T2">All Celtix runtime MBeans use "</text:span><text:span text:style-name="T3">org.objetweb.celtix.instrumentation</text:span><text:span text:style-name="T2">" as their domain name </text:span><text:bookmark text:name="line-43"/><text:span text:style-name="T2">when creating ObjectName. </text:span></text:p>
      <text:p text:style-name="N_5f_Normal"/>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9">Component</text:p>
            </table:table-cell>
            <table:table-cell table:style-name="Table8.A1" office:value-type="string">
              <text:p text:style-name="P9">Instance name</text:p>
            </table:table-cell>
            <table:table-cell table:style-name="Table8.A1" office:value-type="string">
              <text:p text:style-name="P9">Object Name Value</text:p>
            </table:table-cell>
          </table:table-row>
        </table:table-header-rows>
        <table:table-row>
          <table:table-cell table:style-name="Table8.A1" office:value-type="string">
            <text:p text:style-name="P10">CeltixBus</text:p>
          </table:table-cell>
          <table:table-cell table:style-name="Table8.A1" office:value-type="string">
            <text:p text:style-name="P10">Bus name</text:p>
          </table:table-cell>
          <table:table-cell table:style-name="Table8.A1" office:value-type="string">
            <text:p text:style-name="Table_20_Contents"><text:span text:style-name="T4">org.objectweb.celtix.instrumentation:type=Bus,name=celtix</text:span></text:p>
          </table:table-cell>
        </table:table-row>
        <table:table-row>
          <table:table-cell table:style-name="Table8.A1" office:value-type="string">
            <text:p text:style-name="P10">WorkQueue</text:p>
          </table:table-cell>
          <table:table-cell table:style-name="Table8.A1" office:value-type="string">
            <text:p text:style-name="P10">Bus name and string constant </text:p>
          </table:table-cell>
          <table:table-cell table:style-name="Table8.A1" office:value-type="string">
            <text:p text:style-name="Table_20_Contents"><text:span text:style-name="T4">org.objectweb.celtix.instrumentation:type=Bus.WorkQueue,Bus=celtix,name=WorkQueue</text:span></text:p>
          </table:table-cell>
        </table:table-row>
        <table:table-row>
          <table:table-cell table:style-name="Table8.A1" office:value-type="string">
            <text:p text:style-name="P10">WSDLManager</text:p>
          </table:table-cell>
          <table:table-cell table:style-name="Table8.A1" office:value-type="string">
            <text:p text:style-name="P10">Bus name</text:p>
          </table:table-cell>
          <table:table-cell table:style-name="Table8.A1" office:value-type="string">
            <text:p text:style-name="Table_20_Contents"><text:span text:style-name="T4">org.objectweb.celtix.instrumentation:type=Bus.WSDLManager,Bus=celtix,name=WSDLManager</text:span></text:p>
          </table:table-cell>
        </table:table-row>
        <table:table-row>
          <table:table-cell table:style-name="Table8.A1" office:value-type="string">
            <text:p text:style-name="P10">Endpoint</text:p>
          </table:table-cell>
          <table:table-cell table:style-name="Table8.A1" office:value-type="string">
            <text:p text:style-name="P10">Bus name, QName of service, name of port, and Endpoint </text:p>
          </table:table-cell>
          <table:table-cell table:style-name="Table8.A1" office:value-type="string">
            <text:p text:style-name="Table_20_Contents"><text:span text:style-name="T4">org.objectweb.celtix.instrumentation:type=Bus.Endpoint,Bus=celtix,Bus.Service={http://objectweb.org/hello_world}SOAPService",Bus.Port=SoapPort,name=Endpoint</text:span></text:p>
          </table:table-cell>
        </table:table-row>
        <table:table-row>
          <table:table-cell table:style-name="Table8.A1" office:value-type="string">
            <text:p text:style-name="P10">HTTP Server Transport</text:p>
          </table:table-cell>
          <table:table-cell table:style-name="Table8.A1" office:value-type="string">
            <text:p text:style-name="P10">Bus name, QName of service, name of port, and HTTPServerTransport </text:p>
          </table:table-cell>
          <table:table-cell table:style-name="Table8.A1" office:value-type="string">
            <text:p text:style-name="Table_20_Contents"><text:span text:style-name="T4">org.objectweb.celtix.instrumentation:type=Bus.Service.Port.HTTPServerTransport,Bus=celtix,Bus.Service={http://objectweb.org/hello_world}SOAPService",Bus.Port=SoapPort,name=HTTPServerTransport"</text:span></text:p>
          </table:table-cell>
        </table:table-row>
        <table:table-row>
          <table:table-cell table:style-name="Table8.A1" office:value-type="string">
            <text:p text:style-name="P11">JMS Server Transport</text:p>
          </table:table-cell>
          <table:table-cell table:style-name="Table8.A1" office:value-type="string">
            <text:p text:style-name="P10">Bus name, QName of service, name of port, and JMSServerTransport</text:p>
          </table:table-cell>
          <table:table-cell table:style-name="Table8.A1" office:value-type="string">
            <text:p text:style-name="Table_20_Contents"><text:span text:style-name="T4"><text:s/>org.objectweb.celtix.instrumentation:type=Bus.Service.Port.JMSServerTransport,Bus=celtix,Bus.Service={http://objectweb.org/hello_world}SOAPService",Bus.Port=SoapPort,name=JMSServerTransport" </text:span></text:p>
          </table:table-cell>
        </table:table-row>
      </table:table>
      <text:h text:style-name="SS_5f_Subsection" text:outline-level="3">CeltixBus</text:h>
      <text:p text:style-name="P5">The following attributes are currently supported : <text:bookmark text:name="line-281"/></text:p>
      <text:p text:style-name="P12"><text:bookmark text:name="line-35"/><text:bookmark text:name="line-34"/><text:bookmark text:name="line-33"/><text:bookmark text:name="line-32"/><text:bookmark text:name="line-31"/><text:bookmark text:name="line-30"/><text:bookmark text:name="line-291"/></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text:span text:style-name="T5">Name</text:span></text:p>
          </table:table-cell>
          <table:table-cell table:style-name="Table5.A1" office:value-type="string">
            <text:p text:style-name="P13"><text:span text:style-name="T5">Description</text:span></text:p>
          </table:table-cell>
          <table:table-cell table:style-name="Table5.A1" office:value-type="string">
            <text:p text:style-name="P13"><text:span text:style-name="T5">Type</text:span></text:p>
          </table:table-cell>
          <table:table-cell table:style-name="Table5.A1" office:value-type="string">
            <text:p text:style-name="P14"><text:span text:style-name="T6">Read/Write</text:span></text:p>
          </table:table-cell>
        </table:table-row>
        <table:table-row>
          <table:table-cell table:style-name="Table5.A1" office:value-type="string">
            <text:p text:style-name="P15">TransportFactories</text:p>
          </table:table-cell>
          <table:table-cell table:style-name="Table5.A1" office:value-type="string">
            <text:p text:style-name="P15">Bus Transport Factories name</text:p>
          </table:table-cell>
          <table:table-cell table:style-name="Table5.A1" office:value-type="string">
            <text:p text:style-name="P15">String[] </text:p>
          </table:table-cell>
          <table:table-cell table:style-name="Table5.A1" office:value-type="string">
            <text:p text:style-name="P15">R</text:p>
          </table:table-cell>
        </table:table-row>
        <table:table-row>
          <table:table-cell table:style-name="Table5.A1" office:value-type="string">
            <text:p text:style-name="P15">BindingFactories </text:p>
          </table:table-cell>
          <table:table-cell table:style-name="Table5.A1" office:value-type="string">
            <text:p text:style-name="P15">Bus Binding Factories name</text:p>
          </table:table-cell>
          <table:table-cell table:style-name="Table5.A1" office:value-type="string">
            <text:p text:style-name="P15">String[] </text:p>
          </table:table-cell>
          <table:table-cell table:style-name="Table5.A1" office:value-type="string">
            <text:p text:style-name="P15">R</text:p>
          </table:table-cell>
        </table:table-row>
        <table:table-row>
          <table:table-cell table:style-name="Table5.A1" office:value-type="string">
            <text:p text:style-name="P15">ServiceMonitoring</text:p>
          </table:table-cell>
          <table:table-cell table:style-name="Table5.A1" office:value-type="string">
            <text:p text:style-name="P15">Used to enable/disable transport performance counters monitoring</text:p>
          </table:table-cell>
          <table:table-cell table:style-name="Table5.A1" office:value-type="string">
            <text:p text:style-name="P15">Boolean</text:p>
          </table:table-cell>
          <table:table-cell table:style-name="Table5.A1" office:value-type="string">
            <text:p text:style-name="P15">RW</text:p>
          </table:table-cell>
        </table:table-row>
      </table:table>
      <text:p text:style-name="N_5f_Normal"/>
      <text:h text:style-name="SS_5f_Subsection" text:outline-level="3" text:is-list-header="true">WorkQueue</text:h>
      <text:p text:style-name="P5">The following attributes are currently supported : <text:bookmark text:name="line-403"/></text:p>
      <text:p text:style-name="P12"><text:bookmark text:name="line-462"/><text:bookmark text:name="line-452"/><text:bookmark text:name="line-442"/><text:bookmark text:name="line-433"/><text:bookmark text:name="line-423"/><text:bookmark text:name="line-413"/></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text:span text:style-name="T5">Name</text:span></text:p>
          </table:table-cell>
          <table:table-cell table:style-name="Table18.A1" office:value-type="string">
            <text:p text:style-name="P13"><text:span text:style-name="T5">Description</text:span></text:p>
          </table:table-cell>
          <table:table-cell table:style-name="Table18.A1" office:value-type="string">
            <text:p text:style-name="P13"><text:span text:style-name="T5">Type</text:span></text:p>
          </table:table-cell>
          <table:table-cell table:style-name="Table18.A1" office:value-type="string">
            <text:p text:style-name="P14"><text:span text:style-name="T6">Read/Write</text:span></text:p>
          </table:table-cell>
        </table:table-row>
        <table:table-row>
          <table:table-cell table:style-name="Table18.A1" office:value-type="string">
            <text:p text:style-name="P15">ThreadingModel</text:p>
          </table:table-cell>
          <table:table-cell table:style-name="Table18.A1" office:value-type="string">
            <text:p text:style-name="P15">Threading Model can be SINGLE_THREADED or MULTI_THREADED</text:p>
          </table:table-cell>
          <table:table-cell table:style-name="Table18.A1" office:value-type="string">
            <text:p text:style-name="P15">String </text:p>
          </table:table-cell>
          <table:table-cell table:style-name="Table18.A1" office:value-type="string">
            <text:p text:style-name="P15">R</text:p>
          </table:table-cell>
        </table:table-row>
        <table:table-row>
          <table:table-cell table:style-name="Table18.A1" office:value-type="string">
            <text:p text:style-name="P15">WorkQueueSize</text:p>
          </table:table-cell>
          <table:table-cell table:style-name="Table18.A1" office:value-type="string">
            <text:p text:style-name="P15">The thread pool size </text:p>
          </table:table-cell>
          <table:table-cell table:style-name="Table18.A1" office:value-type="string">
            <text:p text:style-name="P15">Integer</text:p>
          </table:table-cell>
          <table:table-cell table:style-name="Table18.A1" office:value-type="string">
            <text:p text:style-name="P15">R</text:p>
          </table:table-cell>
        </table:table-row>
        <table:table-row>
          <table:table-cell table:style-name="Table18.A1" office:value-type="string">
            <text:p text:style-name="P15">Empty</text:p>
          </table:table-cell>
          <table:table-cell table:style-name="Table18.A1" office:value-type="string">
            <text:p text:style-name="P15">The flag that indicate the WorkQueue is empty</text:p>
          </table:table-cell>
          <table:table-cell table:style-name="Table18.A1" office:value-type="string">
            <text:p text:style-name="P15">Boolean</text:p>
          </table:table-cell>
          <table:table-cell table:style-name="Table18.A1" office:value-type="string">
            <text:p text:style-name="P15">R</text:p>
          </table:table-cell>
        </table:table-row>
        <table:table-row>
          <table:table-cell table:style-name="Table18.A1" office:value-type="string">
            <text:p text:style-name="P15">HighWaterMark</text:p>
          </table:table-cell>
          <table:table-cell table:style-name="Table18.A1" office:value-type="string">
            <text:p text:style-name="P16"><text:span text:style-name="T7">A number marking the highest busy level of WorkQueue reached.</text:span></text:p>
          </table:table-cell>
          <table:table-cell table:style-name="Table18.A1" office:value-type="string">
            <text:p text:style-name="P15">Integer</text:p>
          </table:table-cell>
          <table:table-cell table:style-name="Table18.A1" office:value-type="string">
            <text:p text:style-name="P15">RW</text:p>
          </table:table-cell>
        </table:table-row>
        <table:table-row>
          <table:table-cell table:style-name="Table18.A1" office:value-type="string">
            <text:p text:style-name="P15">LowWaterMark</text:p>
          </table:table-cell>
          <table:table-cell table:style-name="Table18.A1" office:value-type="string">
            <text:p text:style-name="P16"><text:span text:style-name="T7">A number marking the lowest busy level of WorkQueue reached.</text:span></text:p>
          </table:table-cell>
          <table:table-cell table:style-name="Table18.A1" office:value-type="string">
            <text:p text:style-name="P15">Integer</text:p>
          </table:table-cell>
          <table:table-cell table:style-name="Table18.A1" office:value-type="string">
            <text:p text:style-name="P15">RW</text:p>
          </table:table-cell>
        </table:table-row>
        <table:table-row>
          <table:table-cell table:style-name="Table18.A1" office:value-type="string">
            <text:p text:style-name="P15">Full</text:p>
          </table:table-cell>
          <table:table-cell table:style-name="Table18.A1" office:value-type="string">
            <text:p text:style-name="P15">The flag that indicate the WorkQueue is full </text:p>
          </table:table-cell>
          <table:table-cell table:style-name="Table18.A1" office:value-type="string">
            <text:p text:style-name="P15">Boolean</text:p>
          </table:table-cell>
          <table:table-cell table:style-name="Table18.A1" office:value-type="string">
            <text:p text:style-name="P15">R</text:p>
          </table:table-cell>
        </table:table-row>
      </table:table>
      <text:p text:style-name="N_5f_Normal"/>
      <text:h text:style-name="SS_5f_Subsection" text:outline-level="3" text:is-list-header="true">WSDLManager</text:h>
      <text:p text:style-name="P5">The following attributes are currently supported : <text:bookmark text:name="line-404"/></text:p>
      <text:p text:style-name="P12"/>
      <text:p text:style-name="P12"><text:bookmark text:name="line-463"/><text:bookmark text:name="line-453"/><text:bookmark text:name="line-443"/><text:bookmark text:name="line-434"/><text:bookmark text:name="line-424"/><text:bookmark text:name="line-414"/></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3"><text:span text:style-name="T5">Name</text:span></text:p>
          </table:table-cell>
          <table:table-cell table:style-name="Table19.A1" office:value-type="string">
            <text:p text:style-name="P13"><text:span text:style-name="T5">Description</text:span></text:p>
          </table:table-cell>
          <table:table-cell table:style-name="Table19.A1" office:value-type="string">
            <text:p text:style-name="P13"><text:span text:style-name="T5">Type</text:span></text:p>
          </table:table-cell>
          <table:table-cell table:style-name="Table19.A1" office:value-type="string">
            <text:p text:style-name="P14"><text:span text:style-name="T6">Read/Write</text:span></text:p>
          </table:table-cell>
        </table:table-row>
        <table:table-row>
          <table:table-cell table:style-name="Table19.A1" office:value-type="string">
            <text:p text:style-name="P15">Services </text:p>
          </table:table-cell>
          <table:table-cell table:style-name="Table19.A1" office:value-type="string">
            <text:p text:style-name="P15">A list of Services QNames that the celtix wsdl manager provides</text:p>
          </table:table-cell>
          <table:table-cell table:style-name="Table19.A1" office:value-type="string">
            <text:p text:style-name="P15">String[] </text:p>
          </table:table-cell>
          <table:table-cell table:style-name="Table19.A1" office:value-type="string">
            <text:p text:style-name="P15">R</text:p>
          </table:table-cell>
        </table:table-row>
        <table:table-row>
          <table:table-cell table:style-name="Table19.A1" office:value-type="string">
            <text:p text:style-name="P15">Ports</text:p>
          </table:table-cell>
          <table:table-cell table:style-name="Table19.A1" office:value-type="string">
            <text:p text:style-name="P15">A list of ports name that the celtix wsdl manager provide <text:s/></text:p>
          </table:table-cell>
          <table:table-cell table:style-name="Table19.A1" office:value-type="string">
            <text:p text:style-name="P15">String[]</text:p>
          </table:table-cell>
          <table:table-cell table:style-name="Table19.A1" office:value-type="string">
            <text:p text:style-name="P15">R </text:p>
          </table:table-cell>
        </table:table-row>
        <table:table-row>
          <table:table-cell table:style-name="Table19.A1" office:value-type="string">
            <text:p text:style-name="P15">Bindings</text:p>
          </table:table-cell>
          <table:table-cell table:style-name="Table19.A1" office:value-type="string">
            <text:p text:style-name="P15">A list of bindings name that the celtix wsdl manager provide</text:p>
          </table:table-cell>
          <table:table-cell table:style-name="Table19.A1" office:value-type="string">
            <text:p text:style-name="P15">String[]</text:p>
          </table:table-cell>
          <table:table-cell table:style-name="Table19.A1" office:value-type="string">
            <text:p text:style-name="P15">R</text:p>
          </table:table-cell>
        </table:table-row>
      </table:table>
      <text:p text:style-name="Standard"/>
      <text:p text:style-name="P11">the following operation is currently supported : </text:p>
      <text:p text:style-name="P12"><text:bookmark text:name="line-701"/><text:bookmark text:name="line-691"/><text:bookmark text:name="line-681"/><text:bookmark text:name="line-671"/></text:p>
      <table:table table:name="Table21" table:style-name="Table21">
        <table:table-column table:style-name="Table21.A"/>
        <table:table-column table:style-name="Table21.B"/>
        <table:table-column table:style-name="Table21.C" table:number-columns-repeated="2"/>
        <table:table-row>
          <table:table-cell table:style-name="Table21.A1" office:value-type="string">
            <text:p text:style-name="P13"><text:span text:style-name="Strong_20_Emphasis">Name</text:span></text:p>
          </table:table-cell>
          <table:table-cell table:style-name="Table21.A1" office:value-type="string">
            <text:p text:style-name="P13"><text:span text:style-name="Strong_20_Emphasis">Description</text:span></text:p>
          </table:table-cell>
          <table:table-cell table:style-name="Table21.A1" office:value-type="string">
            <text:p text:style-name="P13"><text:span text:style-name="Strong_20_Emphasis">Parameters</text:span></text:p>
          </table:table-cell>
          <table:table-cell table:style-name="Table21.A1" office:value-type="string">
            <text:p text:style-name="P13"><text:span text:style-name="Strong_20_Emphasis">Return Type</text:span></text:p>
          </table:table-cell>
        </table:table-row>
        <table:table-row>
          <table:table-cell table:style-name="Table21.A1" office:value-type="string">
            <text:p text:style-name="P15">GetOperation </text:p>
          </table:table-cell>
          <table:table-cell table:style-name="Table21.A1" office:value-type="string">
            <text:p text:style-name="P15">Get the specified Service and Port's operation name</text:p>
          </table:table-cell>
          <table:table-cell table:style-name="Table21.A1" office:value-type="string">
            <text:p text:style-name="P15">ServiceName, PortTypeName</text:p>
          </table:table-cell>
          <table:table-cell table:style-name="Table21.A1" office:value-type="string">
            <text:p text:style-name="P15">String[] </text:p>
          </table:table-cell>
        </table:table-row>
      </table:table>
      <text:p text:style-name="N_5f_Normal"/>
      <text:h text:style-name="SS_5f_Subsection" text:outline-level="3">Endpoint </text:h>
      <text:p text:style-name="P5">The following attributes are currently supported : <text:bookmark text:name="line-4041"/></text:p>
      <text:p text:style-name="P17"><text:bookmark text:name="line-4631"/><text:bookmark text:name="line-4531"/><text:bookmark text:name="line-4431"/><text:bookmark text:name="line-4341"/><text:bookmark text:name="line-4241"/><text:bookmark text:name="line-4141"/></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13"><text:span text:style-name="T8">Name</text:span></text:p>
          </table:table-cell>
          <table:table-cell table:style-name="Table20.A1" office:value-type="string">
            <text:p text:style-name="P13"><text:span text:style-name="T8">Description</text:span></text:p>
          </table:table-cell>
          <table:table-cell table:style-name="Table20.A1" office:value-type="string">
            <text:p text:style-name="P13"><text:span text:style-name="T8">Type</text:span></text:p>
          </table:table-cell>
          <table:table-cell table:style-name="Table20.A1" office:value-type="string">
            <text:p text:style-name="P14"><text:span text:style-name="T9">ReadWrite</text:span></text:p>
          </table:table-cell>
        </table:table-row>
        <table:table-row>
          <table:table-cell table:style-name="Table20.A1" office:value-type="string">
            <text:p text:style-name="P15">ServiceName </text:p>
          </table:table-cell>
          <table:table-cell table:style-name="Table20.A1" office:value-type="string">
            <text:p text:style-name="P15">Service QName in expanded form </text:p>
          </table:table-cell>
          <table:table-cell table:style-name="Table20.A1" office:value-type="string">
            <text:p text:style-name="P15">String </text:p>
          </table:table-cell>
          <table:table-cell table:style-name="Table20.A1" office:value-type="string">
            <text:p text:style-name="P15">R</text:p>
          </table:table-cell>
        </table:table-row>
        <table:table-row>
          <table:table-cell table:style-name="Table20.A1" office:value-type="string">
            <text:p text:style-name="P15">PortName</text:p>
          </table:table-cell>
          <table:table-cell table:style-name="Table20.A1" office:value-type="string">
            <text:p text:style-name="P15">The port name which registered with the Endpoint</text:p>
          </table:table-cell>
          <table:table-cell table:style-name="Table20.A1" office:value-type="string">
            <text:p text:style-name="P15">String </text:p>
          </table:table-cell>
          <table:table-cell table:style-name="Table20.A1" office:value-type="string">
            <text:p text:style-name="P15">R</text:p>
          </table:table-cell>
        </table:table-row>
        <table:table-row>
          <table:table-cell table:style-name="Table20.A1" office:value-type="string">
            <text:p text:style-name="P15">HandlerChains</text:p>
          </table:table-cell>
          <table:table-cell table:style-name="Table20.A1" office:value-type="string">
            <text:p text:style-name="P15">A list of classes name that Endpoint's ServiceBinding customed </text:p>
          </table:table-cell>
          <table:table-cell table:style-name="Table20.A1" office:value-type="string">
            <text:p text:style-name="P15">String[]</text:p>
          </table:table-cell>
          <table:table-cell table:style-name="Table20.A1" office:value-type="string">
            <text:p text:style-name="P15">R </text:p>
          </table:table-cell>
        </table:table-row>
        <table:table-row>
          <table:table-cell table:style-name="Table20.A1" office:value-type="string">
            <text:p text:style-name="P15">State </text:p>
          </table:table-cell>
          <table:table-cell table:style-name="Table20.A1" office:value-type="string">
            <text:p text:style-name="P15">Endpoint Service state </text:p>
          </table:table-cell>
          <table:table-cell table:style-name="Table20.A1" office:value-type="string">
            <text:p text:style-name="P15">String </text:p>
          </table:table-cell>
          <table:table-cell table:style-name="Table20.A1" office:value-type="string">
            <text:p text:style-name="P15">R </text:p>
          </table:table-cell>
        </table:table-row>
      </table:table>
      <text:p text:style-name="N_5f_Normal"/>
      <text:p text:style-name="P5">The following operations are currently supported : <text:bookmark text:name="line-66"/></text:p>
      <text:p text:style-name="P12"><text:bookmark text:name="line-70"/><text:bookmark text:name="line-69"/><text:bookmark text:name="line-68"/><text:bookmark text:name="line-67"/></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3"><text:span text:style-name="T10">Name</text:span></text:p>
          </table:table-cell>
          <table:table-cell table:style-name="Table6.A1" office:value-type="string">
            <text:p text:style-name="P13"><text:span text:style-name="T10">Description</text:span></text:p>
          </table:table-cell>
          <table:table-cell table:style-name="Table6.A1" office:value-type="string">
            <text:p text:style-name="P13"><text:span text:style-name="T10">Parameters</text:span></text:p>
          </table:table-cell>
          <table:table-cell table:style-name="Table6.A1" office:value-type="string">
            <text:p text:style-name="P13"><text:span text:style-name="T10">Return Type</text:span></text:p>
          </table:table-cell>
        </table:table-row>
        <table:table-row>
          <table:table-cell table:style-name="Table6.A1" office:value-type="string">
            <text:p text:style-name="P15">start </text:p>
          </table:table-cell>
          <table:table-cell table:style-name="Table6.A1" office:value-type="string">
            <text:p text:style-name="P15">Start (activate) a service </text:p>
          </table:table-cell>
          <table:table-cell table:style-name="Table6.A1" office:value-type="string">
            <text:p text:style-name="P15">None </text:p>
          </table:table-cell>
          <table:table-cell table:style-name="Table6.A1" office:value-type="string">
            <text:p text:style-name="P15">Void </text:p>
          </table:table-cell>
        </table:table-row>
        <table:table-row>
          <table:table-cell table:style-name="Table6.A1" office:value-type="string">
            <text:p text:style-name="P15">stop </text:p>
          </table:table-cell>
          <table:table-cell table:style-name="Table6.A1" office:value-type="string">
            <text:p text:style-name="P15">Stop (deactivate) a service </text:p>
          </table:table-cell>
          <table:table-cell table:style-name="Table6.A1" office:value-type="string">
            <text:p text:style-name="P15">None </text:p>
          </table:table-cell>
          <table:table-cell table:style-name="Table6.A1" office:value-type="string">
            <text:p text:style-name="P15">Void </text:p>
          </table:table-cell>
        </table:table-row>
      </table:table>
      <text:p text:style-name="N_5f_Normal"/>
      <text:h text:style-name="SS_5f_Subsection" text:outline-level="3" text:is-list-header="true">HTTPServerTransport</text:h>
      <text:p text:style-name="P5">The following attributes are currently supported : <text:bookmark text:name="line-401"/></text:p>
      <text:p text:style-name="P12"><text:bookmark text:name="line-46"/><text:bookmark text:name="line-45"/><text:bookmark text:name="line-44"/><text:bookmark text:name="line-431"/><text:bookmark text:name="line-421"/><text:bookmark text:name="line-411"/></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3"><text:span text:style-name="T11">Name</text:span></text:p>
          </table:table-cell>
          <table:table-cell table:style-name="Table16.A1" office:value-type="string">
            <text:p text:style-name="P13"><text:span text:style-name="T11">Description</text:span></text:p>
          </table:table-cell>
          <table:table-cell table:style-name="Table16.A1" office:value-type="string">
            <text:p text:style-name="P13"><text:span text:style-name="T11">Type</text:span></text:p>
          </table:table-cell>
          <table:table-cell table:style-name="Table16.A1" office:value-type="string">
            <text:p text:style-name="P14"><text:span text:style-name="T12">ReadWrite</text:span></text:p>
          </table:table-cell>
        </table:table-row>
        <table:table-row>
          <table:table-cell table:style-name="Table16.A1" office:value-type="string">
            <text:p text:style-name="P15">ServiceName</text:p>
          </table:table-cell>
          <table:table-cell table:style-name="Table16.A1" office:value-type="string">
            <text:p text:style-name="P15">Service QName in expanded form </text:p>
          </table:table-cell>
          <table:table-cell table:style-name="Table16.A1" office:value-type="string">
            <text:p text:style-name="P15">String </text:p>
          </table:table-cell>
          <table:table-cell table:style-name="Table16.A1" office:value-type="string">
            <text:p text:style-name="P15">R </text:p>
          </table:table-cell>
        </table:table-row>
        <table:table-row>
          <table:table-cell table:style-name="Table16.A1" office:value-type="string">
            <text:p text:style-name="P15">PortName</text:p>
          </table:table-cell>
          <table:table-cell table:style-name="Table16.A1" office:value-type="string">
            <text:p text:style-name="P15">The PortName of the HttpServerTransport</text:p>
          </table:table-cell>
          <table:table-cell table:style-name="Table16.A1" office:value-type="string">
            <text:p text:style-name="P15">String </text:p>
          </table:table-cell>
          <table:table-cell table:style-name="Table16.A1" office:value-type="string">
            <text:p text:style-name="P15">R </text:p>
          </table:table-cell>
        </table:table-row>
        <table:table-row>
          <table:table-cell table:style-name="Table16.A1" office:value-type="string">
            <text:p text:style-name="P15">Url </text:p>
          </table:table-cell>
          <table:table-cell table:style-name="Table16.A1" office:value-type="string">
            <text:p text:style-name="P15">The url which HTTPServerTransport listens to </text:p>
          </table:table-cell>
          <table:table-cell table:style-name="Table16.A1" office:value-type="string">
            <text:p text:style-name="P15">String</text:p>
          </table:table-cell>
          <table:table-cell table:style-name="Table16.A1" office:value-type="string">
            <text:p text:style-name="P15">R </text:p>
          </table:table-cell>
        </table:table-row>
        <table:table-row>
          <table:table-cell table:style-name="Table16.A1" office:value-type="string">
            <text:p text:style-name="P15">TotalError</text:p>
          </table:table-cell>
          <table:table-cell table:style-name="Table16.A1" office:value-type="string">
            <text:p text:style-name="P15">Total number of request-processing errors</text:p>
          </table:table-cell>
          <table:table-cell table:style-name="Table16.A1" office:value-type="string">
            <text:p text:style-name="P15">Integer</text:p>
          </table:table-cell>
          <table:table-cell table:style-name="Table16.A1" office:value-type="string">
            <text:p text:style-name="P15">R </text:p>
          </table:table-cell>
        </table:table-row>
        <table:table-row>
          <table:table-cell table:style-name="Table16.A1" office:value-type="string">
            <text:p text:style-name="P15">RequestTotal</text:p>
          </table:table-cell>
          <table:table-cell table:style-name="Table16.A1" office:value-type="string">
            <text:p text:style-name="P15">Total number of requests (including oneway) to this service</text:p>
          </table:table-cell>
          <table:table-cell table:style-name="Table16.A1" office:value-type="string">
            <text:p text:style-name="P15">Integer</text:p>
          </table:table-cell>
          <table:table-cell table:style-name="Table16.A1" office:value-type="string">
            <text:p text:style-name="P15">R</text:p>
          </table:table-cell>
        </table:table-row>
        <table:table-row>
          <table:table-cell table:style-name="Table16.A1" office:value-type="string">
            <text:p text:style-name="P15">RequestOneWay</text:p>
          </table:table-cell>
          <table:table-cell table:style-name="Table16.A1" office:value-type="string">
            <text:p text:style-name="P15">Total number of requests only oneway to this service</text:p>
          </table:table-cell>
          <table:table-cell table:style-name="Table16.A1" office:value-type="string">
            <text:p text:style-name="P15">Integer</text:p>
          </table:table-cell>
          <table:table-cell table:style-name="Table16.A1" office:value-type="string">
            <text:p text:style-name="P15">R</text:p>
          </table:table-cell>
        </table:table-row>
      </table:table>
      <text:p text:style-name="N_5f_Normal"/>
      <text:h text:style-name="SS_5f_Subsection" text:outline-level="3">JMSServerTransport</text:h>
      <text:p text:style-name="P5">The following attributes are currently supported : <text:bookmark text:name="line-402"/></text:p>
      <text:p text:style-name="P12"><text:bookmark text:name="line-461"/><text:bookmark text:name="line-451"/><text:bookmark text:name="line-441"/><text:bookmark text:name="line-432"/><text:bookmark text:name="line-422"/><text:bookmark text:name="line-412"/></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3"><text:span text:style-name="T5">Name</text:span></text:p>
          </table:table-cell>
          <table:table-cell table:style-name="Table17.A1" office:value-type="string">
            <text:p text:style-name="P13"><text:span text:style-name="T5">Description</text:span></text:p>
          </table:table-cell>
          <table:table-cell table:style-name="Table17.A1" office:value-type="string">
            <text:p text:style-name="P13"><text:span text:style-name="T5">Type</text:span></text:p>
          </table:table-cell>
          <table:table-cell table:style-name="Table17.A1" office:value-type="string">
            <text:p text:style-name="P14"><text:span text:style-name="T6">ReadWrite</text:span></text:p>
          </table:table-cell>
        </table:table-row>
        <table:table-row>
          <table:table-cell table:style-name="Table17.A1" office:value-type="string">
            <text:p text:style-name="P15">ServiceName</text:p>
          </table:table-cell>
          <table:table-cell table:style-name="Table17.A1" office:value-type="string">
            <text:p text:style-name="P15">Service QName in expanded form </text:p>
          </table:table-cell>
          <table:table-cell table:style-name="Table17.A1" office:value-type="string">
            <text:p text:style-name="P15">String </text:p>
          </table:table-cell>
          <table:table-cell table:style-name="Table17.A1" office:value-type="string">
            <text:p text:style-name="P15">R </text:p>
          </table:table-cell>
        </table:table-row>
        <table:table-row>
          <table:table-cell table:style-name="Table17.A1" office:value-type="string">
            <text:p text:style-name="P15">PortName</text:p>
          </table:table-cell>
          <table:table-cell table:style-name="Table17.A1" office:value-type="string">
            <text:p text:style-name="P15">The PortName of the HttpServerTransport</text:p>
          </table:table-cell>
          <table:table-cell table:style-name="Table17.A1" office:value-type="string">
            <text:p text:style-name="P15">String </text:p>
          </table:table-cell>
          <table:table-cell table:style-name="Table17.A1" office:value-type="string">
            <text:p text:style-name="P15">R </text:p>
          </table:table-cell>
        </table:table-row>
        <table:table-row>
          <table:table-cell table:style-name="Table17.A1" office:value-type="string">
            <text:p text:style-name="P15">Url </text:p>
          </table:table-cell>
          <table:table-cell table:style-name="Table17.A1" office:value-type="string">
            <text:p text:style-name="P15">The url which HTTPServerTransport listens to </text:p>
          </table:table-cell>
          <table:table-cell table:style-name="Table17.A1" office:value-type="string">
            <text:p text:style-name="P15">String</text:p>
          </table:table-cell>
          <table:table-cell table:style-name="Table17.A1" office:value-type="string">
            <text:p text:style-name="P15">R </text:p>
          </table:table-cell>
        </table:table-row>
        <table:table-row>
          <table:table-cell table:style-name="Table17.A1" office:value-type="string">
            <text:p text:style-name="P15">TotalError</text:p>
          </table:table-cell>
          <table:table-cell table:style-name="Table17.A1" office:value-type="string">
            <text:p text:style-name="P15">Total number of request-processing errors</text:p>
          </table:table-cell>
          <table:table-cell table:style-name="Table17.A1" office:value-type="string">
            <text:p text:style-name="P15">Integer</text:p>
          </table:table-cell>
          <table:table-cell table:style-name="Table17.A1" office:value-type="string">
            <text:p text:style-name="P15">R </text:p>
          </table:table-cell>
        </table:table-row>
        <table:table-row>
          <table:table-cell table:style-name="Table17.A1" office:value-type="string">
            <text:p text:style-name="P15">RequestTotal</text:p>
          </table:table-cell>
          <table:table-cell table:style-name="Table17.A1" office:value-type="string">
            <text:p text:style-name="P15">Total number of requests (including oneway) to this service</text:p>
          </table:table-cell>
          <table:table-cell table:style-name="Table17.A1" office:value-type="string">
            <text:p text:style-name="P15">Integer</text:p>
          </table:table-cell>
          <table:table-cell table:style-name="Table17.A1" office:value-type="string">
            <text:p text:style-name="P15">R</text:p>
          </table:table-cell>
        </table:table-row>
        <table:table-row>
          <table:table-cell table:style-name="Table17.A1" office:value-type="string">
            <text:p text:style-name="P15">RequestOneWay</text:p>
          </table:table-cell>
          <table:table-cell table:style-name="Table17.A1" office:value-type="string">
            <text:p text:style-name="P15">Total number of requests only oneway to this service</text:p>
          </table:table-cell>
          <table:table-cell table:style-name="Table17.A1" office:value-type="string">
            <text:p text:style-name="P15">Integer</text:p>
          </table:table-cell>
          <table:table-cell table:style-name="Table17.A1" office:value-type="string">
            <text:p text:style-name="P15">R</text:p>
          </table:table-cell>
        </table:table-row>
      </table:table>
      <text:p text:style-name="N_5f_Normal"/>
      <text:h text:style-name="S_5f_Section" text:outline-level="2">Celtix Instrumentation Configuration</text:h>
      <text:p text:style-name="P5">To have the Celtix runtime exposed as JMX MBeans <text:bookmark text:name="line-105"/>one needs to enable instrumentation and JMX facilities to work. The other needs to know how to establish a connector to the JMX MBServer. These information can be provided in Celtix Configuration:</text:p>
      <text:p text:style-name="P18"><text:span text:style-name="T2">Celtix management configuration is specified using the</text:span> <text:span text:style-name="Code_20_in_20_Text">org.objectweb.celtix.bus.instrumentation.instrumentation_config.spring.InstrumentationConfigBean</text:span> <text:span text:style-name="T2">class for the configuration bean. <text:s/>Using this configuration bean, you specify the Celtix instrumentation event listener behaviors by using the</text:span> <text:span text:style-name="Code_20_in_20_Text">instrumentationControl</text:span> <text:span text:style-name="T2">property. It has two values , one is</text:span><text:span text:style-name="T13"> </text:span><text:span text:style-name="Code_20_in_20_Text">InstrumentationEnabled</text:span> <text:s/><text:span text:style-name="T13"><text:s/></text:span><text:span text:style-name="T2">,the other is</text:span> <text:span text:style-name="T14">JMXEnabled</text:span> <text:s/>.</text:p>
      <table:table table:name="Table3" table:style-name="Table3">
        <table:table-column table:style-name="Table3.A"/>
        <table:table-column table:style-name="Table3.B"/>
        <table:table-row>
          <table:table-cell table:style-name="Table3.A1" office:value-type="string">
            <text:p text:style-name="N_5f_Normal"><text:span text:style-name="Code_20_in_20_Text">InstrumentationEnable</text:span></text:p>
          </table:table-cell>
          <table:table-cell table:style-name="Table3.B1" office:value-type="string">
            <text:p text:style-name="P19">Used to enable/disable Celtix runtime component's created and removed related <text:s/>event handling </text:p>
          </table:table-cell>
        </table:table-row>
        <table:table-row>
          <table:table-cell table:style-name="Table3.A1" office:value-type="string">
            <text:p text:style-name="P20"><text:span text:style-name="T14">JMXEnable</text:span></text:p>
          </table:table-cell>
          <table:table-cell table:style-name="Table3.B1" office:value-type="string">
            <text:p text:style-name="P19">Used to enable/disable Celtix JMX related MBean register and unregister event handling </text:p>
          </table:table-cell>
        </table:table-row>
      </table:table>
      <text:p text:style-name="Standard"/>
      <text:p text:style-name="P18"><text:span text:style-name="T2">Using the management configuration bean, you also specify the MBeanServer behaviors using the</text:span> <text:span text:style-name="Code_20_in_20_Text">MBServer</text:span> <text:span text:style-name="T2">property. It has one value which is </text:span><text:span text:style-name="T14">JMXConnector</text:span> <text:s/></text:p>
      <text:p text:style-name="P18"/>
      <table:table table:name="Table4" table:style-name="Table4">
        <table:table-column table:style-name="Table4.A"/>
        <table:table-column table:style-name="Table4.B"/>
        <table:table-row>
          <table:table-cell table:style-name="Table4.A1" office:value-type="string">
            <text:p text:style-name="P21"><text:span text:style-name="T15">JMXConnector</text:span></text:p>
          </table:table-cell>
          <table:table-cell table:style-name="Table4.B1" office:value-type="string">
            <text:p text:style-name="P20"><text:span text:style-name="T2">Specifies how to setup the JMXConnectorServer <text:s/>which provider the remote connection to JMXServer. This value contains three subvalues.</text:span><text:span text:style-name="T13"> </text:span><text:s/></text:p>
            <text:p text:style-name="P20"><text:span text:style-name="T15">Threaded</text:span> <text:span text:style-name="T2">,if it is setted to be true means that <text:s/>JMXConnectorServer run in a new created thread .</text:span></text:p>
            <text:p text:style-name="P20"><text:span text:style-name="T15">Daemon</text:span>,<text:span text:style-name="T2">if it is setted to be true and the </text:span><text:span text:style-name="T16">Threaded</text:span><text:span text:style-name="T2"> set to be true means that the <text:s/>JMXConnectorServer thread which run the MBeanServer will be set to Daemon mode.</text:span><text:span text:style-name="T13"> <text:s/></text:span></text:p>
            <text:p text:style-name="P20"><text:span text:style-name="T15">JMXSerivceURL</text:span>,<text:span text:style-name="T13"> </text:span><text:span text:style-name="T2">means the Remote access is done through JMX Remote, using the JMXServiceURL. See </text:span><text:a xlink:type="simple" xlink:href="http://java.sun.com/j2se/1.5.0/docs/api/javax/management/remote/rmi/package-summary.html"><text:span text:style-name="T1">javax.management.remote.rmi package details</text:span></text:a><text:span text:style-name="T2"> for more details on JMXServiceURLs.</text:span></text:p>
          </table:table-cell>
        </table:table-row>
      </table:table>
      <text:p text:style-name="Standard"/>
      <table:table table:name="Table9" table:style-name="Table9">
        <table:table-column table:style-name="Table9.A"/>
        <table:table-row>
          <table:table-cell table:style-name="Table9.A1" office:value-type="string">
            <text:p text:style-name="C_5f_Code"><text:span text:style-name="T17"/></text:p>
            <text:p text:style-name="C_5f_Code"><text:s/>&lt;bean id="celtix.Instrumentation" </text:p>
            <text:p text:style-name="C_5f_Code"><text:s text:c="8"/>class="org.objectweb.celtix.bus.instrumentation.instrumentation_config.spring.InstrumentationConfigBean"&gt;</text:p>
            <text:p text:style-name="C_5f_Code"><text:s text:c="6"/>&lt;property name="instrumentationControl"&gt;</text:p>
            <text:p text:style-name="C_5f_Code"><text:s text:c="10"/>&lt;value&gt;</text:p>
            <text:p text:style-name="C_5f_Code"><text:s text:c="16"/>&lt;im:instrumentation&gt;</text:p>
            <text:p text:style-name="C_5f_Code"><text:s text:c="24"/>&lt;im:InstrumentationEnabled&gt;true&lt;/im:InstrumentationEnabled&gt;</text:p>
            <text:p text:style-name="C_5f_Code"><text:s text:c="24"/>&lt;im:JMXEnabled&gt;true&lt;/im:JMXEnabled&gt;</text:p>
            <text:p text:style-name="C_5f_Code"><text:s text:c="16"/>&lt;/im:instrumentation&gt;</text:p>
            <text:p text:style-name="C_5f_Code"><text:s text:c="10"/>&lt;/value&gt;</text:p>
            <text:p text:style-name="C_5f_Code"><text:s text:c="6"/>&lt;/property&gt;</text:p>
            <text:p text:style-name="C_5f_Code"><text:s text:c="6"/>&lt;property name="MBServer"&gt;</text:p>
            <text:p text:style-name="C_5f_Code"><text:s text:c="10"/>&lt;value&gt;</text:p>
            <text:p text:style-name="C_5f_Code"><text:s text:c="13"/>&lt;im:MBServer&gt; <text:s text:c="15"/></text:p>
            <text:p text:style-name="C_5f_Code"><text:s text:c="16"/>&lt;im:JMXConnector&gt;</text:p>
            <text:p text:style-name="C_5f_Code"><text:s text:c="19"/>&lt;im:Threaded&gt;true&lt;/im:Threaded&gt;</text:p>
            <text:p text:style-name="C_5f_Code"><text:s text:c="19"/>&lt;im:Daemon&gt;false&lt;/im:Daemon&gt;</text:p>
            <text:p text:style-name="C_5f_Code"><text:s text:c="19"/>&lt;im:JMXServiceURL&gt;service:jmx:rmi:///jndi/rmi://localhost:1099/jmxrmi/server&lt;/im:JMXServiceURL&gt;</text:p>
            <text:p text:style-name="C_5f_Code"><text:s text:c="17"/>&lt;/im:JMXConnector&gt;</text:p>
            <text:p text:style-name="C_5f_Code"><text:s text:c="14"/>&lt;/im:MBServer&gt;</text:p>
            <text:p text:style-name="C_5f_Code"><text:s text:c="10"/>&lt;/value&gt;</text:p>
            <text:p text:style-name="C_5f_Code"><text:s text:c="6"/>&lt;/property&gt;</text:p>
            <text:p text:style-name="C_5f_Code"><text:s text:c="2"/>&lt;/bean&gt;</text:p>
            <text:p text:style-name="C_5f_Code"/>
          </table:table-cell>
        </table:table-row>
      </table:table>
      <text:p text:style-name="P4">Text <text:sequence text:ref-name="refText0" text:name="Text" text:formula="ooow:Text+1" style:num-format="1">1</text:sequence>: management setup Information in Celtix Configuration</text:p>
      <text:p text:style-name="BL_5f_BlockLabel">More information</text:p>
      <text:p text:style-name="P22"><text:span text:style-name="T2">For more information on using Celtix configuration see the </text:span><text:a xlink:type="simple" xlink:href="http://celtix.objectweb.org/docs/user_guides/configuration/configuration.html"><text:span text:style-name="T1">Celtix Configuration Guide</text:span></text:a><text:span text:style-name="T2">.</text:span></text:p>
      <text:h text:style-name="S_5f_Section" text:outline-level="2"><text:bookmark text:name="head-fa45f7403a9321a00ee620ffc68cc0fd242e5801"/>Accessing Celtix MBeans from management consoles </text:h>
      <text:p text:style-name="P4">Celtix runtime MBeans can be accessed remotely using JMX Remote. <text:bookmark text:name="line-202"/>As such, any third party consoles supporting JMXRemote can be used <text:bookmark text:name="line-203"/>to monitor and manage celtix servers. <text:bookmark text:name="line-204"/></text:p>
      <text:p text:style-name="P20"><text:span text:style-name="T2">We can recommend a jconsole tool shipped with JDK 1.5. Just launch a &lt;JDK_HOME&gt;/bin/jconsole, select 'Advanced' tab and enter or paste a JMXServiceURL (default one or the one copied from instrumentation configuration </text:span><text:span text:style-name="T16">JMXServiceURL</text:span><text:span text:style-name="T2">), and that's it. </text:span></text:p>
      <text:p text:style-name="P23"/>
      <text:h text:style-name="S_5f_Section" text:outline-level="2">Instrumentation Celtix Service</text:h>
      <text:p text:style-name="P24">As the abover overview has mentioned, the Celtix application developers can create their own MBean and registed to the Celtix MBeanServer. Celtix allows the registration of additional MBeans with the Celtix MBean server. This makes it possible for you to add custom instrumentation to your service implementations and mange it through the same management console as the other Celtix components. </text:p>
      <text:p text:style-name="Text_20_body"><text:bookmark text:name="wp398375"/>There are two methods of instrumenting your service implementations: </text:p>
      <text:list text:style-name="L3">
        <text:list-item>
          <text:p text:style-name="P25"><text:bookmark text:name="wp398376"/>implement one of the JMX MBean interfaces and register it with Celtix’s MBean server.</text:p>
        </text:list-item>
        <text:list-item>
          <text:p text:style-name="P26"><text:bookmark text:name="wp398385"/>implement an Celtix <text:span text:style-name="T16">instrumentation</text:span> interface.</text:p>
        </text:list-item>
      </text:list>
      <text:p text:style-name="Text_20_body"/>
      <text:p text:style-name="Text_20_body"><text:bookmark text:name="wp398389"/>Functionally there is no different between the two approaches. The decision on which to use depends on ease of development, maintainability, and portability. </text:p>
      <text:h text:style-name="S_5f_Section" text:outline-level="2">Using the JMX APIs</text:h>
      <text:p text:style-name="P24">The Celtix MBean server can be accessed through the Celtix bus and allows for the registration of user developed MBeans. This allows you to instrument your service implementation by developing a custom MBean using one of the JMX MBean interfaces and registering it with the Celtix MBean server. Your custom instrumentation will then be accessible through the same JMX connection as the Celtix internal components used by your service.</text:p>
      <text:p text:style-name="P27">I<text:span text:style-name="T2">n order to access Celtix runtime MBeans, one needs </text:span><text:bookmark text:name="line-171"/><text:span text:style-name="T2">to get a handle to the MBeanServer first.</text:span></text:p>
      <text:p text:style-name="P28">The following code snippet shows how to access <text:bookmark text:name="line-174"/>it locally :</text:p>
      <text:p text:style-name="Standard"/>
      <text:p text:style-name="C_5f_Code"><text:s text:c="6"/>Bus bus = Bus.getCurrent(); <text:s text:c="5"/></text:p>
      <text:p text:style-name="C_5f_Code"><text:s text:c="6"/>MBeanServer mbeanServer = bus.getInstrumentationManager().getMBeanServer();<text:tab/><text:span text:style-name="T18"> <text:s/></text:span></text:p>
      <text:p text:style-name="P28"/>
      <text:p text:style-name="P28">And here is how to access it remotely :</text:p>
      <text:p text:style-name="P29"><text:span text:style-name="T18"><text:s text:c="6"/></text:span>// The address of the connector server</text:p>
      <text:p text:style-name="P29"><text:s text:c="6"/>String url = "service:jmx:rmi:///jndi/rmi://localhost:1099/jmxrmi/server"; </text:p>
      <text:p text:style-name="P29"><text:s text:c="6"/>JMXServiceURL address = new JMXServiceURL(url);</text:p>
      <text:p text:style-name="P29"><text:bookmark text:name="line-188"/><text:s text:c="6"/>// Create the JMXConnectorServer</text:p>
      <text:p text:style-name="P29"><text:s text:c="6"/><text:bookmark text:name="line-189"/>JMXConnector cntor = JMXConnectorFactory.connect(address, null);</text:p>
      <text:p text:style-name="P29"><text:s text:c="6"/>// Obtain a "stub" for the remote MBeanServer</text:p>
      <text:p text:style-name="P29"><text:s text:c="6"/><text:bookmark text:name="line-192"/>MBeanServerConnection mbsc = cntor.getMBeanServerConnection();</text:p>
      <text:p text:style-name="P30"/>
      <text:p text:style-name="P31"/>
      <text:p text:style-name="P31">When you use the JMX APIs to instrument your service implementation, you follow the design methodology laid out by the JMX specification. This involves the following steps: </text:p>
      <text:list text:style-name="L4">
        <text:list-item text:start-value="1">
          <text:p text:style-name="P32"><text:bookmark text:name="wp398539"/>Decide what type of MBean you wish to use.</text:p>
        </text:list-item>
      </text:list>
      <text:list text:style-name="L3">
        <text:list-item text:start-value="1">
          <text:list>
            <text:list-item text:start-value="1">
              <text:p text:style-name="P33"><text:bookmark text:name="wp398543"/>standard MBeans expose a management interface that is defined at development time.</text:p>
            </text:list-item>
            <text:list-item>
              <text:p text:style-name="P33"><text:bookmark text:name="wp398550"/>dynamic MBeans expose their management interface at run time.</text:p>
            </text:list-item>
          </text:list>
        </text:list-item>
      </text:list>
      <text:list text:style-name="L5">
        <text:list-item text:start-value="2">
          <text:p text:style-name="P34"><text:bookmark text:name="wp398558"/>Create the MBean interface to expose the properties and operations used to manage your service implementation.</text:p>
        </text:list-item>
      </text:list>
      <text:list text:style-name="L3">
        <text:list-item text:start-value="1">
          <text:list>
            <text:list-item text:start-value="1">
              <text:p text:style-name="P26"><text:bookmark text:name="wp398562"/>standard MBeans use the <text:span text:style-name="T16">MBean</text:span> interface.</text:p>
            </text:list-item>
            <text:list-item>
              <text:p text:style-name="P26"><text:bookmark text:name="wp398566"/>dynamic MBeans use the <text:span text:style-name="T16">DynamicMBean</text:span> interface.</text:p>
            </text:list-item>
          </text:list>
        </text:list-item>
      </text:list>
      <text:list text:style-name="L6">
        <text:list-item text:start-value="3">
          <text:p text:style-name="P35"><text:bookmark text:name="wp398577"/>Implement the MBean class.</text:p>
        </text:list-item>
        <text:list-item>
          <text:p text:style-name="P35">Register MBean class to Celtix MBeanServer</text:p>
        </text:list-item>
      </text:list>
      <text:p text:style-name="Text_20_body"/>
      <text:p text:style-name="Text_20_body"><text:s/>Example: defined a MBean Interface </text:p>
      <text:p text:style-name="C_5f_Code"><text:s text:c="3"/></text:p>
      <text:p text:style-name="C_5f_Code">public interface ServerMBean {</text:p>
      <text:p text:style-name="C_5f_Code"><text:s text:c="4"/>String getServiceName();</text:p>
      <text:p text:style-name="C_5f_Code"><text:s text:c="4"/>String getAddress();</text:p>
      <text:p text:style-name="C_5f_Code">}</text:p>
      <text:p text:style-name="C_5f_Code"/>
      <text:p text:style-name="Text_20_body"/>
      <text:p text:style-name="Text_20_body">Example: Create MBean implementation and register it to Celtix MBeanServer</text:p>
      <text:p text:style-name="C_5f_Code">import javax.management.MBeanServer;</text:p>
      <text:p text:style-name="C_5f_Code">import javax.management.ObjectName;</text:p>
      <text:p text:style-name="C_5f_Code">import javax.xml.ws.Endpoint;</text:p>
      <text:p text:style-name="C_5f_Code">import org.objectweb.celtix.Bus;</text:p>
      <text:p text:style-name="C_5f_Code"><text:s text:c="157"/></text:p>
      <text:p text:style-name="C_5f_Code">public class Server implements ServerMBean {</text:p>
      <text:p text:style-name="C_5f_Code"><text:s text:c="157"/></text:p>
      <text:p text:style-name="C_5f_Code"><text:s text:c="4"/>private static GreeterImpl implementor;</text:p>
      <text:p text:style-name="C_5f_Code"><text:s text:c="4"/>private String address;</text:p>
      <text:p text:style-name="C_5f_Code"><text:s text:c="157"/></text:p>
      <text:p text:style-name="C_5f_Code"><text:s text:c="4"/>protected Server() throws Exception {</text:p>
      <text:p text:style-name="C_5f_Code"><text:s text:c="8"/>System.out.println("Starting Server");</text:p>
      <text:p text:style-name="C_5f_Code"><text:s text:c="8"/>implementor = new GreeterImpl();</text:p>
      <text:p text:style-name="C_5f_Code"><text:s text:c="8"/>address = "http://localhost:9000/SoapContext/SoapPort";</text:p>
      <text:p text:style-name="C_5f_Code"><text:s text:c="8"/>Endpoint.publish(address, implementor);</text:p>
      <text:p text:style-name="C_5f_Code"><text:s text:c="8"/></text:p>
      <text:p text:style-name="C_5f_Code"><text:tab/>//register to the bus MBServer</text:p>
      <text:p text:style-name="C_5f_Code"><text:s text:c="8"/>Bus bus = Bus.getCurrent();</text:p>
      <text:p text:style-name="C_5f_Code"><text:s text:c="8"/>MBeanServer mbserver = bus.getInstrumentationManager().getMBeanServer();</text:p>
      <text:p text:style-name="C_5f_Code"><text:s text:c="8"/>ObjectName name = new ObjectName("org.objectweb.celtix.instrumentation:type=ServerMBean,Bus="</text:p>
      <text:p text:style-name="C_5f_Code"><text:s text:c="24"/>+ bus.getBusID() + ",name=ServerMBean");</text:p>
      <text:p text:style-name="C_5f_Code"><text:s text:c="8"/>mbserver.registerMBean(this, name);</text:p>
      <text:p text:style-name="C_5f_Code"><text:s text:c="4"/>}</text:p>
      <text:p text:style-name="C_5f_Code"><text:s text:c="157"/></text:p>
      <text:p text:style-name="C_5f_Code"><text:s text:c="4"/>public String getServiceName() {</text:p>
      <text:p text:style-name="C_5f_Code"><text:s text:c="8"/>return "SoapService";</text:p>
      <text:p text:style-name="C_5f_Code"><text:s text:c="4"/>}</text:p>
      <text:p text:style-name="C_5f_Code"><text:s text:c="157"/></text:p>
      <text:p text:style-name="C_5f_Code"><text:s text:c="4"/>public String getAddress() {</text:p>
      <text:p text:style-name="C_5f_Code"><text:s text:c="8"/>return address;</text:p>
      <text:p text:style-name="C_5f_Code"><text:s text:c="4"/>}</text:p>
      <text:p text:style-name="C_5f_Code"><text:s text:c="156"/></text:p>
      <text:p text:style-name="C_5f_Code"><text:s text:c="4"/>....</text:p>
      <text:p text:style-name="C_5f_Code"><text:s text:c="157"/></text:p>
      <text:p text:style-name="C_5f_Code">}</text:p>
      <text:p text:style-name="P36"><text:s/></text:p>
      <text:h text:style-name="S_5f_Section" text:outline-level="2">Using the Celtix Instrumentation Interface</text:h>
      <text:p text:style-name="P20">If you do not want to use the JMX interfaces to add custom instrumentation to your service, you can use the Celtix <text:span text:style-name="T16">Instrumentation</text:span> interface. This interface wraps the JMX subsystem in proprietary interfaces. You do not need to access the Celtix JMX server to add instrumentation to your service.</text:p>
      <text:p text:style-name="P37">To add custom instrumentation to your service using the <text:span text:style-name="Source_20_Text">ManagedComponent</text:span> interface you need to do the following: </text:p>
      <text:list text:style-name="L7">
        <text:list-item>
          <text:p text:style-name="P38"><text:bookmark text:name="wp399424"/>Implement an instrumentation class that implements the <text:s/><text:span text:style-name="T16">org.objectweb.celtix.Instrumentation</text:span> interface.</text:p>
        </text:list-item>
        <text:list-item>
          <text:p text:style-name="P39">In the service’s initialization routine, instantiate your instrumentation object and register it with the bus.</text:p>
        </text:list-item>
        <text:list-item>
          <text:p text:style-name="P39"><text:bookmark text:name="wp399450"/>In the service’s shutdown routine, unregister your instrumentation object.</text:p>
        </text:list-item>
      </text:list>
      <text:h text:style-name="SS_5f_Subsection" text:outline-level="3">Implementing the Instrumentation Class</text:h>
      <text:p text:style-name="P37">Like an MBean, a instrumentation class is responsible for providing access to the attributes you want to track and any management operations you want to expose. </text:p>
      <text:p text:style-name="Text_20_body"><text:bookmark text:name="wp399685"/>Unlike an MBean, you do not need to define an interface for your instrumentation class. Instead, your instrumentation object implements an Celtix management interfaces and defines the operations required to expose the attributes and operations you want. </text:p>
      <text:p text:style-name="P20"><text:span text:style-name="T2">Celtix management facilities also provide an </text:span><text:span text:style-name="T19">MBeanInfoAssembler</text:span><text:span text:style-name="T2"> which can get instrumented component management interface which is defined with JDK5.0 annotation at the runtime. To enable the use of JDK 5.0 annotations for management interface definition, Celtix provides a set of annotations that mirror the ModelMBean's description, that allows the </text:span><text:span text:style-name="T20">MBeanInfoAssembler</text:span><text:span text:style-name="T2"> to read them and Generate correct ModelMBeanInfo.</text:span></text:p>
      <text:p text:style-name="P20"><text:span text:style-name="T2">To mark a components for export to JMX, you should annotate the instrumentation class with the </text:span><text:span text:style-name="T20">ManagedResource</text:span><text:span text:style-name="T2"> attribute. <text:s/>Each method you wish to expose as an operation should be marked with a </text:span><text:span text:style-name="T20">ManagedOperation</text:span><text:span text:style-name="T2"> attribute and each property you wish to expose should be marked with a </text:span><text:span text:style-name="T20">ManagedAttribute</text:span><text:span text:style-name="T2"> attribute. When marking properties you can omit either the getter or the setter to create a write-only or read-only attribute respectively.</text:span></text:p>
      <text:p text:style-name="P40">The example below shows a class with a JDK 5.0 annotation defined management interface:</text:p>
      <table:table table:name="Table1" table:style-name="Table1">
        <table:table-column table:style-name="Table1.A"/>
        <table:table-row>
          <table:table-cell table:style-name="Table1.A1" office:value-type="string">
            <text:p text:style-name="P41">package demo.hw.server;</text:p>
            <text:p text:style-name="P41"><text:s text:c="157"/></text:p>
            <text:p text:style-name="P41">import org.objectweb.celtix.bus.management.jmx.export.annotation.ManagedAttribute;</text:p>
            <text:p text:style-name="P41">import org.objectweb.celtix.bus.management.jmx.export.annotation.ManagedOperation;</text:p>
            <text:p text:style-name="P41">import org.objectweb.celtix.bus.management.jmx.export.annotation.ManagedResourec;</text:p>
            <text:p text:style-name="P41">import org.objectweb.celtix.bus.management.Instrumentation;</text:p>
            <text:p text:style-name="P41"><text:s text:c="157"/></text:p>
            <text:p text:style-name="P41">@ManagedResource(componnetName=”GreeterInstrumentation”,</text:p>
            <text:p text:style-name="P41"><text:s text:c="17"/>decription = "The Celtix Service instrumentation demo component ",</text:p>
            <text:p text:style-name="P41"><text:s text:c="17"/>currencyTimeLimit = 15, persistPolicy = "OnUpdate")</text:p>
            <text:p text:style-name="P41">public class GreeterInstrumentation implements Instrumentation {</text:p>
            <text:p text:style-name="P41"><text:s text:c="157"/></text:p>
            <text:p text:style-name="P41"><text:s text:c="4"/>private GreeterImpl greeter;</text:p>
            <text:p text:style-name="P41"><text:s text:c="157"/></text:p>
            <text:p text:style-name="P41"><text:s text:c="4"/>public GreeterInstrumentation(GreeterImpl gi) {</text:p>
            <text:p text:style-name="P41"><text:s text:c="12"/>greeter = gi;</text:p>
            <text:p text:style-name="P41"><text:s text:c="4"/>}</text:p>
            <text:p text:style-name="P41"><text:s text:c="4"/></text:p>
            <text:p text:style-name="P41"><text:s text:c="4"/>//set up the management component type name <text:s text:c="152"/></text:p>
            <text:p text:style-name="P41"><text:s text:c="4"/>public String getInstrumentationName() {</text:p>
            <text:p text:style-name="P41"><text:s text:c="8"/>return "GreeterInstrumentation";</text:p>
            <text:p text:style-name="P41"><text:s text:c="4"/>}</text:p>
            <text:p text:style-name="P41"><text:s text:c="4"/></text:p>
            <text:p text:style-name="P41"><text:s text:c="4"/>//The instrumentation managemented component reference <text:s text:c="101"/></text:p>
            <text:p text:style-name="P41"><text:s text:c="4"/>public Object getComponent() {</text:p>
            <text:p text:style-name="P41"><text:s text:c="8"/>return this;</text:p>
            <text:p text:style-name="P41"><text:s text:c="4"/>}</text:p>
            <text:p text:style-name="P41"><text:s text:c="4"/></text:p>
            <text:p text:style-name="P41"><text:s text:c="4"/>//The instrumentation unique name for Object Name <text:s text:c="152"/></text:p>
            <text:p text:style-name="P41"><text:s text:c="4"/>public String getUniqueInstrumentationName() {</text:p>
            <text:p text:style-name="P41"><text:s text:c="8"/>return ",name=Demo.Management"</text:p>
            <text:p text:style-name="P41"><text:s text:c="4"/>}</text:p>
            <text:p text:style-name="P41"><text:s text:c="5"/></text:p>
            <text:p text:style-name="P41"><text:s text:c="5"/>@ManagedAttribute(description = "Get the GreetMe call counter")</text:p>
            <text:p text:style-name="P41"><text:s text:c="4"/>public Integer getGreetMeCounter() {</text:p>
            <text:p text:style-name="P41"><text:s text:c="8"/>return greeter.requestCounters[0];</text:p>
            <text:p text:style-name="P41"><text:s text:c="4"/>}</text:p>
            <text:p text:style-name="P41"><text:s text:c="157"/></text:p>
            <text:p text:style-name="P41"><text:s text:c="4"/>@ManagedAttribute(description = "Get the GreetMeOneWay call counter")</text:p>
            <text:p text:style-name="P41"><text:s text:c="4"/>public Integer getGreetMeOneWayCounter() {</text:p>
            <text:p text:style-name="P41"><text:s text:c="8"/>return greeter.requestCounters[1];</text:p>
            <text:p text:style-name="P41"><text:s text:c="4"/>}</text:p>
            <text:p text:style-name="P41"><text:s text:c="157"/></text:p>
            <text:p text:style-name="P41"><text:s text:c="4"/>@ManagedAttribute(description = "Get the SayHi call counter")</text:p>
            <text:p text:style-name="P41"><text:s text:c="4"/>public Integer getSayHiCounter() {</text:p>
            <text:p text:style-name="P41"><text:s text:c="8"/>return greeter.requestCounters[2];</text:p>
            <text:p text:style-name="P41"><text:s text:c="4"/>}</text:p>
            <text:p text:style-name="P41"><text:s text:c="157"/></text:p>
            <text:p text:style-name="P41"><text:s text:c="4"/>@ManagedAttribute(description = "Get the Ping me call counter")</text:p>
            <text:p text:style-name="P41"><text:s text:c="4"/>public Integer getPingMeCounter() {</text:p>
            <text:p text:style-name="P41"><text:s text:c="8"/>return greeter.requestCounters[3];</text:p>
            <text:p text:style-name="P41"><text:s text:c="4"/>}</text:p>
            <text:p text:style-name="P41"><text:s text:c="157"/></text:p>
            <text:p text:style-name="P41"><text:s text:c="4"/>@ManagedAttribute(description = "Set the Ping me call counter")</text:p>
            <text:p text:style-name="P41"><text:s text:c="4"/>public void setPingMeCounter(Integer value) {</text:p>
            <text:p text:style-name="P41"><text:s text:c="8"/>greeter.requestCounters[3] = value;</text:p>
            <text:p text:style-name="P41"><text:s text:c="4"/>}</text:p>
            <text:p text:style-name="P41"><text:s text:c="157"/></text:p>
            <text:p text:style-name="P41"><text:s text:c="4"/>@ManagedOperation(description = "set the SayHi return name",</text:p>
            <text:p text:style-name="P41"><text:s text:c="22"/>currencyTimeLimit = -1)</text:p>
            <text:p text:style-name="P41"><text:s text:c="4"/>public void setSayHiReturnName(String name) {</text:p>
            <text:p text:style-name="P41"><text:s text:c="8"/>greeter.returnName = name;</text:p>
            <text:p text:style-name="P41"><text:s text:c="4"/>}</text:p>
            <text:p text:style-name="P41">} <text:s text:c="151"/></text:p>
            <text:p text:style-name="P41"><text:s text:c="4"/></text:p>
          </table:table-cell>
        </table:table-row>
      </table:table>
      <text:p text:style-name="P42">Listing 2: This is an example of <text:s/>using JDK 5.0 annotation to define the management interface.</text:p>
      <text:p text:style-name="P43"/>
      <text:h text:style-name="P44" text:outline-level="3">JMX annotation class</text:h>
      <text:p text:style-name="P40">The following annotation shows metadata types are available for use in Celitx JMX:</text:p>
      <text:p text:style-name="P40">Celtix JMX annot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5">Purpose</text:p>
            </table:table-cell>
            <table:table-cell table:style-name="Table2.A1" office:value-type="string">
              <text:p text:style-name="P45">JDK 5.0 Annotation</text:p>
            </table:table-cell>
            <table:table-cell table:style-name="Table2.C1" office:value-type="string">
              <text:p text:style-name="P45">Attribute / Annotation Type</text:p>
            </table:table-cell>
          </table:table-row>
        </table:table-header-rows>
        <table:table-row>
          <table:table-cell table:style-name="Table2.A2" office:value-type="string">
            <text:p text:style-name="P46">Mark all instances of a Class as JMX managed resources</text:p>
          </table:table-cell>
          <table:table-cell table:style-name="Table2.A2" office:value-type="string">
            <text:p text:style-name="Table_20_Contents"><text:span text:style-name="T21">@ManagedResource</text:span></text:p>
          </table:table-cell>
          <table:table-cell table:style-name="Table2.C2" office:value-type="string">
            <text:p text:style-name="P10">Class</text:p>
          </table:table-cell>
        </table:table-row>
        <table:table-row>
          <table:table-cell table:style-name="Table2.A2" office:value-type="string">
            <text:p text:style-name="P46">Mark a method as a JMX operation</text:p>
          </table:table-cell>
          <table:table-cell table:style-name="Table2.A2" office:value-type="string">
            <text:p text:style-name="Table_20_Contents"><text:span text:style-name="T21">@ManagedOperation</text:span></text:p>
          </table:table-cell>
          <table:table-cell table:style-name="Table2.C2" office:value-type="string">
            <text:p text:style-name="P10">Method</text:p>
          </table:table-cell>
        </table:table-row>
        <table:table-row>
          <table:table-cell table:style-name="Table2.A2" office:value-type="string">
            <text:p text:style-name="P46">Mark a getter or setter as one half of a JMX attribute</text:p>
          </table:table-cell>
          <table:table-cell table:style-name="Table2.A2" office:value-type="string">
            <text:p text:style-name="Table_20_Contents"><text:span text:style-name="T21">@ManagedAttribute</text:span></text:p>
          </table:table-cell>
          <table:table-cell table:style-name="Table2.C2" office:value-type="string">
            <text:p text:style-name="P10">Method (only getters and setters)</text:p>
          </table:table-cell>
        </table:table-row>
        <table:table-row>
          <table:table-cell table:style-name="Table2.A2" office:value-type="string">
            <text:p text:style-name="P46">Define descriptions for operation parameters</text:p>
          </table:table-cell>
          <table:table-cell table:style-name="Table2.A2" office:value-type="string">
            <text:p text:style-name="Table_20_Contents"><text:span text:style-name="T21">@ManagedOperationParameter</text:span><text:span text:style-name="T22"> and </text:span><text:span text:style-name="T21">@ManagedOperationParameters</text:span></text:p>
          </table:table-cell>
          <table:table-cell table:style-name="Table2.C2" office:value-type="string">
            <text:p text:style-name="P10">Method</text:p>
          </table:table-cell>
        </table:table-row>
      </table:table>
      <text:p text:style-name="P40">The following configuration parameters are available for use on these metadata types:</text:p>
      <text:p text:style-name="P47"/>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5">Parameter</text:p>
            </table:table-cell>
            <table:table-cell table:style-name="Table7.A1" office:value-type="string">
              <text:p text:style-name="P45">Description</text:p>
            </table:table-cell>
            <table:table-cell table:style-name="Table7.C1" office:value-type="string">
              <text:p text:style-name="P45">Applies to</text:p>
            </table:table-cell>
          </table:table-row>
        </table:table-header-rows>
        <table:table-row>
          <table:table-cell table:style-name="Table7.A2" office:value-type="string">
            <text:p text:style-name="P48"><text:span text:style-name="T21">componentName</text:span></text:p>
          </table:table-cell>
          <table:table-cell table:style-name="Table7.A2" office:value-type="string">
            <text:p text:style-name="P10">Used to set the name description of a managed resource</text:p>
          </table:table-cell>
          <table:table-cell table:style-name="Table7.C2" office:value-type="string">
            <text:p text:style-name="Table_20_Contents"><text:span text:style-name="T21">ManagedResource</text:span></text:p>
          </table:table-cell>
        </table:table-row>
        <table:table-row>
          <table:table-cell table:style-name="Table7.A2" office:value-type="string">
            <text:p text:style-name="P48"><text:span text:style-name="T21">description</text:span></text:p>
          </table:table-cell>
          <table:table-cell table:style-name="Table7.A2" office:value-type="string">
            <text:p text:style-name="P10">Sets the friendly description of the resource, attribute or operation</text:p>
          </table:table-cell>
          <table:table-cell table:style-name="Table7.C2" office:value-type="string">
            <text:p text:style-name="Table_20_Contents"><text:span text:style-name="T21">ManagedResource</text:span><text:span text:style-name="T22">, </text:span><text:span text:style-name="T21">ManagedAttribute</text:span><text:span text:style-name="T22">, </text:span><text:span text:style-name="T21">ManagedOperation</text:span><text:span text:style-name="T22">, </text:span><text:span text:style-name="T21">ManagedOperationParameter</text:span></text:p>
          </table:table-cell>
        </table:table-row>
        <table:table-row>
          <table:table-cell table:style-name="Table7.A2" office:value-type="string">
            <text:p text:style-name="P48"><text:span text:style-name="T21">currencyTimeLimit</text:span></text:p>
          </table:table-cell>
          <table:table-cell table:style-name="Table7.A2" office:value-type="string">
            <text:p text:style-name="Table_20_Contents"><text:span text:style-name="T23">Sets the value of the </text:span><text:span text:style-name="T24">currencyTimeLimit</text:span><text:span text:style-name="T23"> descriptor field</text:span></text:p>
          </table:table-cell>
          <table:table-cell table:style-name="Table7.C2" office:value-type="string">
            <text:p text:style-name="Table_20_Contents"><text:span text:style-name="T21">ManagedResource</text:span><text:span text:style-name="T22">, </text:span><text:span text:style-name="T21">ManagedAttribute</text:span></text:p>
          </table:table-cell>
        </table:table-row>
        <table:table-row>
          <table:table-cell table:style-name="Table7.A2" office:value-type="string">
            <text:p text:style-name="P48"><text:span text:style-name="T21">defaultValue</text:span></text:p>
          </table:table-cell>
          <table:table-cell table:style-name="Table7.A2" office:value-type="string">
            <text:p text:style-name="Table_20_Contents"><text:span text:style-name="T23">Sets the value of the </text:span><text:span text:style-name="T24">defaultValue</text:span><text:span text:style-name="T23"> descriptor field</text:span></text:p>
          </table:table-cell>
          <table:table-cell table:style-name="Table7.C2" office:value-type="string">
            <text:p text:style-name="Table_20_Contents"><text:span text:style-name="T21">ManagedAttribute</text:span></text:p>
          </table:table-cell>
        </table:table-row>
        <table:table-row>
          <table:table-cell table:style-name="Table7.A2" office:value-type="string">
            <text:p text:style-name="P48"><text:span text:style-name="T21">log</text:span></text:p>
          </table:table-cell>
          <table:table-cell table:style-name="Table7.A2" office:value-type="string">
            <text:p text:style-name="Table_20_Contents"><text:span text:style-name="T23">Sets the value of the </text:span><text:span text:style-name="T24">log</text:span><text:span text:style-name="T23"> descriptor field</text:span></text:p>
          </table:table-cell>
          <table:table-cell table:style-name="Table7.C2" office:value-type="string">
            <text:p text:style-name="Table_20_Contents"><text:span text:style-name="T21">ManagedResource</text:span></text:p>
          </table:table-cell>
        </table:table-row>
        <table:table-row>
          <table:table-cell table:style-name="Table7.A2" office:value-type="string">
            <text:p text:style-name="P48"><text:span text:style-name="T21">logFile</text:span></text:p>
          </table:table-cell>
          <table:table-cell table:style-name="Table7.A2" office:value-type="string">
            <text:p text:style-name="Table_20_Contents"><text:span text:style-name="T23">Sets the value of the </text:span><text:span text:style-name="T24">logFile</text:span><text:span text:style-name="T23"> descriptor field</text:span></text:p>
          </table:table-cell>
          <table:table-cell table:style-name="Table7.C2" office:value-type="string">
            <text:p text:style-name="Table_20_Contents"><text:span text:style-name="T21">ManagedResource</text:span></text:p>
          </table:table-cell>
        </table:table-row>
        <table:table-row>
          <table:table-cell table:style-name="Table7.A2" office:value-type="string">
            <text:p text:style-name="P48"><text:span text:style-name="T21">persistPolicy</text:span></text:p>
          </table:table-cell>
          <table:table-cell table:style-name="Table7.A2" office:value-type="string">
            <text:p text:style-name="Table_20_Contents"><text:span text:style-name="T23">Sets the value of the </text:span><text:span text:style-name="T24">persistPolicy</text:span><text:span text:style-name="T23"> descriptor field</text:span></text:p>
          </table:table-cell>
          <table:table-cell table:style-name="Table7.C2" office:value-type="string">
            <text:p text:style-name="Table_20_Contents"><text:span text:style-name="T21">ManagedResource</text:span></text:p>
          </table:table-cell>
        </table:table-row>
        <table:table-row>
          <table:table-cell table:style-name="Table7.A2" office:value-type="string">
            <text:p text:style-name="P48"><text:span text:style-name="T21">persistPeriod</text:span></text:p>
          </table:table-cell>
          <table:table-cell table:style-name="Table7.A2" office:value-type="string">
            <text:p text:style-name="Table_20_Contents"><text:span text:style-name="T23">Sets the value of the </text:span><text:span text:style-name="T24">persistPeriod</text:span><text:span text:style-name="T23"> </text:span><text:span text:style-name="T25">descriptor field</text:span></text:p>
          </table:table-cell>
          <table:table-cell table:style-name="Table7.C2" office:value-type="string">
            <text:p text:style-name="Table_20_Contents"><text:span text:style-name="T21">ManagedResource</text:span></text:p>
          </table:table-cell>
        </table:table-row>
        <table:table-row>
          <table:table-cell table:style-name="Table7.A2" office:value-type="string">
            <text:p text:style-name="P48"><text:span text:style-name="T21">persistLocation</text:span></text:p>
          </table:table-cell>
          <table:table-cell table:style-name="Table7.A2" office:value-type="string">
            <text:p text:style-name="Table_20_Contents"><text:span text:style-name="T23">Sets the value of the </text:span><text:span text:style-name="T24">persistLocation</text:span><text:span text:style-name="T23"> descriptor field</text:span></text:p>
          </table:table-cell>
          <table:table-cell table:style-name="Table7.C2" office:value-type="string">
            <text:p text:style-name="Table_20_Contents"><text:span text:style-name="T21">ManagedResource</text:span></text:p>
          </table:table-cell>
        </table:table-row>
        <table:table-row>
          <table:table-cell table:style-name="Table7.A2" office:value-type="string">
            <text:p text:style-name="P48"><text:span text:style-name="T21">persistName</text:span></text:p>
          </table:table-cell>
          <table:table-cell table:style-name="Table7.A2" office:value-type="string">
            <text:p text:style-name="Table_20_Contents"><text:span text:style-name="T23">Sets the value of the</text:span><text:span text:style-name="T22"> </text:span><text:span text:style-name="T21">persistName</text:span><text:span text:style-name="T22"> </text:span><text:span text:style-name="T23">descriptor field</text:span></text:p>
          </table:table-cell>
          <table:table-cell table:style-name="Table7.C2" office:value-type="string">
            <text:p text:style-name="Table_20_Contents"><text:span text:style-name="T21">ManagedResource</text:span></text:p>
          </table:table-cell>
        </table:table-row>
        <table:table-row>
          <table:table-cell table:style-name="Table7.A2" office:value-type="string">
            <text:p text:style-name="P48"><text:span text:style-name="T21">name</text:span></text:p>
          </table:table-cell>
          <table:table-cell table:style-name="Table7.A2" office:value-type="string">
            <text:p text:style-name="P10">Sets the display name of an operation parameter</text:p>
          </table:table-cell>
          <table:table-cell table:style-name="Table7.C2" office:value-type="string">
            <text:p text:style-name="Table_20_Contents"><text:span text:style-name="T21">ManagedOperationParameter</text:span></text:p>
          </table:table-cell>
        </table:table-row>
        <table:table-row>
          <table:table-cell table:style-name="Table7.A2" office:value-type="string">
            <text:p text:style-name="P48"><text:span text:style-name="T21">index</text:span></text:p>
          </table:table-cell>
          <table:table-cell table:style-name="Table7.A2" office:value-type="string">
            <text:p text:style-name="P10">Sets the index of an operation parameter</text:p>
          </table:table-cell>
          <table:table-cell table:style-name="Table7.C2" office:value-type="string">
            <text:p text:style-name="Table_20_Contents"><text:span text:style-name="T21">ManagedOperationParameter</text:span></text:p>
          </table:table-cell>
        </table:table-row>
      </table:table>
      <text:h text:style-name="SS_5f_Subsection" text:outline-level="3">Creating and Removing your Instrumentation</text:h>
      <text:p text:style-name="Text_20_body">To make your custom instrumentation available to management consoles, you must create an instance of your instrumentation class. Then you just need to register your instrumentation to the <text:s/>bus. The bus <text:s/>automatically registers the MBean with the Celtix JMX server. </text:p>
      <text:p text:style-name="Text_20_body"><text:bookmark text:name="wp401378"/>Unlike JMX-style instrumentation, Celtix API instrumentation must be cleaned up. In your services shutdown() routine you need to tell the bus to remove the MBean created for your instrumentation. This also cleans up any other resources created to support the custom instrumentation. </text:p>
      <text:p text:style-name="Text_20_body">As with JMX-style instrumentation <text:s/>Celtix API instrumentation is not available until an MBean is created and registered with the Celtix MBean server. However, when you create Celtix API instrumentation you do not directly create an MBean or register it with the MBean server. This is all handled by the bus. </text:p>
      <text:p text:style-name="Text_20_body"/>
      <text:p text:style-name="Text_20_body"><text:bookmark text:name="wp401431"/>To create an MBean for your instrumentation and register it with the MBean server do the following: </text:p>
      <text:list text:style-name="L8">
        <text:list-item text:start-value="1">
          <text:p text:style-name="P49"><text:bookmark text:name="wp401437"/>Instantiate an instance of your instrumentation class.</text:p>
        </text:list-item>
      </text:list>
      <text:list text:style-name="L8">
        <text:list-item text:start-value="2">
          <text:p text:style-name="P50"><text:bookmark text:name="wp401438"/>Register instrumentation class with Instrumentation Manager.</text:p>
        </text:list-item>
      </text:list>
      <text:p text:style-name="C_5f_Code"><text:s text:c="5"/>Instrumentation in = new GreeterInstrumentation(this);</text:p>
      <text:p text:style-name="C_5f_Code"><text:s text:c="5"/>Bus bus = Bus.getCurrent();</text:p>
      <text:p text:style-name="C_5f_Code"><text:s text:c="5"/>InstrumentationManager im = bus.getInstrumentationManager();</text:p>
      <text:p text:style-name="C_5f_Code"><text:s text:c="5"/>im.register(in);</text:p>
      <text:p text:style-name="P37"/>
      <text:p text:style-name="P37">To clean up your custom instrumentation you need to unregister the MBean created to support it and destroy the MBean. This is all done by call the instrumentation manager unregister method. </text:p>
      <text:p text:style-name="Text_20_body"><text:bookmark text:name="wp401585"/>To remove your custom instrumentation from the JMX server do the following: </text:p>
      <text:list text:style-name="L9">
        <text:list-header>
          <text:p text:style-name="P51">Unregist instrumentation object with Instrumentation Manager. </text:p>
        </text:list-header>
      </text:list>
      <text:p text:style-name="C_5f_Code"><text:s text:c="4"/>Bus bus = Bus.getCurrent();</text:p>
      <text:p text:style-name="C_5f_Code"><text:s text:c="4"/>InstrumentationManager im = bus.getInstrumentationManager();</text:p>
      <text:p text:style-name="C_5f_Code"><text:s text:c="4"/>im.unregister(in);</text:p>
      <text:p text:style-name="Text_20_body"/>
      <text:p text:style-name="N_5f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Bitstream Vera Sans Mono" svg:font-family="'Bitstream Vera Sans Mono'" style:font-family-generic="modern" style:font-pitch="fixed"/>
    <style:font-face style:name="Courier New2"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27cm" fo:margin-bottom="0.127cm" style:shadow="none"/>
      <style:text-properties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508cm" fo:margin-bottom="0.127cm" fo:padding="0cm" fo:border-left="none" fo:border-right="none" fo:border-top="none" fo:border-bottom="0.035cm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cm" fo:border-left="none" fo:border-right="none" fo:border-top="none" fo:border-bottom="0.018cm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cc6633" fo:font-size="10pt" fo:font-weight="bold"/>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cc6633" fo:font-size="10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color="#cc6633" fo:font-size="10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35cm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59cm" style:type="right" style:leader-style="dotted" style:leader-text="."/>
        </style:tab-stops>
      </style:paragraph-properties>
      <style:text-properties fo:font-size="12pt"/>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cm" fo:border-left="none" fo:border-right="none" fo:border-top="none" fo:border-bottom="0.088cm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_5f_Code" style:display-name="C_Code" style:family="paragraph" style:parent-style-name="Text_20_body_20_indent" style:class="text">
      <style:paragraph-properties fo:margin-left="0cm" fo:margin-right="0cm" fo:margin-top="0cm" fo:margin-bottom="0cm" fo:keep-together="always" fo:text-indent="0cm" style:auto-text-indent="false" fo:background-color="#e6e6e6" fo:padding="0.049cm" fo:border="0.002cm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default-outline-level="1"/>
    <style:style style:name="S_5f_Section" style:display-name="S_Section" style:family="paragraph" style:parent-style-name="Heading_20_1" style:next-style-name="N_5f_Normal" style:default-outline-level="2"/>
    <style:style style:name="SS_5f_Subsection" style:display-name="SS_Subsection" style:family="paragraph" style:parent-style-name="Heading_20_2" style:next-style-name="N_5f_Normal" style:default-outline-level="3"/>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499cm" fo:margin-right="0cm" fo:text-indent="0cm" style:auto-text-indent="false"/>
    </style:style>
    <style:style style:name="LCI_5f_ListContinueIndent" style:display-name="LCI_ListContinueIndent" style:family="paragraph" style:parent-style-name="LC_5f_ListContinue">
      <style:paragraph-properties fo:margin-left="1cm" fo:margin-right="0cm" fo:text-indent="0cm" style:auto-text-indent="false" text:number-lines="false" text:line-number="0"/>
    </style:style>
    <style:style style:name="LN_5f_ListNumber" style:display-name="LN_ListNumber" style:family="paragraph" style:parent-style-name="Text_20_body"/>
    <style:style style:name="LNF_5f_ListNumberFirst" style:display-name="LNF_ListNumberFirst" style:family="paragraph" style:parent-style-name="Numbering_20_1" style:next-style-name="LN_5f_ListNumber">
      <style:paragraph-properties fo:margin-left="0cm" fo:margin-right="0cm" fo:margin-top="0.131cm" fo:margin-bottom="0.131cm" fo:text-indent="0cm" style:auto-text-indent="false" text:number-lines="true" text:line-number="1"/>
    </style:style>
    <style:style style:name="LB_5f_ListBullet" style:display-name="LB_ListBullet" style:family="paragraph" style:parent-style-name="Text_20_body">
      <style:paragraph-properties fo:margin-left="0cm" fo:margin-right="0cm" fo:text-indent="0cm" style:auto-text-indent="false"/>
    </style:style>
    <style:style style:name="LBI_5f_ListBulletIndent" style:display-name="LBI_ListBulletIndent" style:family="paragraph" style:parent-style-name="List_20_2">
      <style:paragraph-properties fo:margin-left="0.499cm" fo:margin-right="0cm" fo:margin-top="0.131cm" fo:margin-bottom="0.131cm" fo:text-indent="0cm" style:auto-text-indent="false"/>
    </style:style>
    <style:style style:name="LNIF_5f_ListNumberIndentFirst" style:display-name="LNIF_ListNumberIndentFirst" style:family="paragraph" style:parent-style-name="Numbering_20_2" style:next-style-name="LNI_5f_ListNumberIndent">
      <style:paragraph-properties fo:margin-left="0.499cm" fo:margin-right="0cm" fo:margin-top="0.131cm" fo:margin-bottom="0.131cm" fo:text-indent="0cm" style:auto-text-indent="false" text:number-lines="true" text:line-number="1"/>
    </style:style>
    <style:style style:name="LNI_5f_ListNumberIndent" style:display-name="LNI_ListNumberIndent" style:family="paragraph" style:parent-style-name="Numbering_20_2">
      <style:paragraph-properties fo:margin-left="0.499cm" fo:margin-right="0cm" fo:margin-top="0.131cm" fo:margin-bottom="0.131cm" fo:text-indent="0cm" style:auto-text-indent="false" text:number-lines="true" text:line-number="0"/>
    </style:style>
    <style:style style:name="_5f_TableHead" style:display-name="_TableHead" style:family="paragraph" style:parent-style-name="Table_20_Heading">
      <style:text-properties fo:font-size="10pt" fo:font-style="normal"/>
    </style:style>
    <style:style style:name="_5f_TableText" style:display-name="_TableText" style:family="paragraph" style:parent-style-name="Table_20_Contents">
      <style:text-properties fo:font-size="10pt"/>
    </style:style>
    <style:style style:name="Listing" style:family="paragraph" style:parent-style-name="Caption"/>
    <style:style style:name="_5f_TableCode" style:display-name="_TableCode" style:family="paragraph" style:parent-style-name="Table_20_Contents">
      <style:text-properties fo:color="#800000" style:font-name="Courier New" fo:font-size="9pt"/>
    </style:style>
    <style:style style:name="BL_5f_BlockLabel" style:display-name="BL_BlockLabel" style:family="paragraph" style:parent-style-name="Heading_20_3" style:next-style-name="N_5f_Normal">
      <style:paragraph-properties fo:margin-top="0.432cm" fo:margin-bottom="0.051cm" fo:background-color="transparent" style:shadow="none">
        <style:tab-stops/>
        <style:background-image/>
      </style:paragraph-properties>
      <style:text-properties fo:color="#cc6633" style:font-name="Arial2" fo:font-size="12pt"/>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text-properties fo:color="#800000" style:font-name="Courier New3" fo:font-size="9pt"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style:num-suffix="." style:num-format="i">
        <style:list-level-properties text:min-label-width="0.499cm"/>
      </text:list-level-style-number>
      <text:list-level-style-number text:level="2" style:num-suffix="." style:num-format="i" text:start-value="2">
        <style:list-level-properties text:space-before="0.499cm" text:min-label-width="0.499cm"/>
      </text:list-level-style-number>
      <text:list-level-style-number text:level="3" style:num-suffix="." style:num-format="i" text:start-value="3">
        <style:list-level-properties text:space-before="0.998cm" text:min-label-width="1cm"/>
      </text:list-level-style-number>
      <text:list-level-style-number text:level="4" style:num-suffix="." style:num-format="i" text:start-value="4">
        <style:list-level-properties text:space-before="1.998cm" text:min-label-width="1.251cm"/>
      </text:list-level-style-number>
      <text:list-level-style-number text:level="5" style:num-suffix="." style:num-format="i" text:start-value="5">
        <style:list-level-properties text:space-before="3.249cm" text:min-label-width="1.499cm"/>
      </text:list-level-style-number>
      <text:list-level-style-number text:level="6" style:num-suffix="." style:num-format="i" text:start-value="6">
        <style:list-level-properties text:space-before="4.748cm" text:min-label-width="1.801cm"/>
      </text:list-level-style-number>
      <text:list-level-style-number text:level="7" style:num-suffix="." style:num-format="i" text:start-value="7">
        <style:list-level-properties text:space-before="6.549cm" text:min-label-width="2.3cm"/>
      </text:list-level-style-number>
      <text:list-level-style-number text:level="8" style:num-suffix="." style:num-format="i" text:start-value="8">
        <style:list-level-properties text:space-before="8.849cm" text:min-label-width="2.6cm"/>
      </text:list-level-style-number>
      <text:list-level-style-number text:level="9" style:num-suffix="." style:num-format="i" text:start-value="9">
        <style:list-level-properties text:space-before="11.449cm" text:min-label-width="2.801cm"/>
      </text:list-level-style-number>
      <text:list-level-style-number text:level="10" style:num-suffix="." style:num-format="i"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508cm"/>
        <style:text-properties style:font-name="StarSymbol"/>
      </text:list-level-style-bullet>
      <text:list-level-style-bullet text:level="2" text:style-name="Numbering_20_Symbols" text:bullet-char="•">
        <style:list-level-properties text:space-before="0.4cm" text:min-label-width="0.508cm"/>
        <style:text-properties style:font-name="StarSymbol"/>
      </text:list-level-style-bullet>
      <text:list-level-style-bullet text:level="3" text:style-name="Numbering_20_Symbols" text:bullet-char="•">
        <style:list-level-properties text:space-before="0.799cm" text:min-label-width="0.508cm"/>
        <style:text-properties style:font-name="StarSymbol"/>
      </text:list-level-style-bullet>
      <text:list-level-style-bullet text:level="4" text:style-name="Numbering_20_Symbols" text:bullet-char="•">
        <style:list-level-properties text:space-before="1.199cm" text:min-label-width="0.508cm"/>
        <style:text-properties style:font-name="StarSymbol"/>
      </text:list-level-style-bullet>
      <text:list-level-style-bullet text:level="5" text:style-name="Numbering_20_Symbols" text:bullet-char="•">
        <style:list-level-properties text:space-before="1.6cm" text:min-label-width="0.508cm"/>
        <style:text-properties style:font-name="StarSymbol"/>
      </text:list-level-style-bullet>
      <text:list-level-style-bullet text:level="6" text:style-name="Numbering_20_Symbols" text:bullet-char="•">
        <style:list-level-properties text:space-before="2cm" text:min-label-width="0.508cm"/>
        <style:text-properties style:font-name="StarSymbol"/>
      </text:list-level-style-bullet>
      <text:list-level-style-bullet text:level="7" text:style-name="Numbering_20_Symbols" text:bullet-char="•">
        <style:list-level-properties text:space-before="2.399cm" text:min-label-width="0.508cm"/>
        <style:text-properties style:font-name="StarSymbol"/>
      </text:list-level-style-bullet>
      <text:list-level-style-bullet text:level="8" text:style-name="Numbering_20_Symbols" text:bullet-char="•">
        <style:list-level-properties text:space-before="2.799cm" text:min-label-width="0.508cm"/>
        <style:text-properties style:font-name="StarSymbol"/>
      </text:list-level-style-bullet>
      <text:list-level-style-bullet text:level="9" text:style-name="Numbering_20_Symbols" text:bullet-char="•">
        <style:list-level-properties text:space-before="3.2cm" text:min-label-width="0.508cm"/>
        <style:text-properties style:font-name="StarSymbol"/>
      </text:list-level-style-bullet>
      <text:list-level-style-bullet text:level="10" text:style-name="Numbering_20_Symbols" text:bullet-char="•">
        <style:list-level-properties text:space-before="3.6cm" text:min-label-width="0.508cm"/>
        <style:text-properties style:font-name="StarSymbol"/>
      </text:list-level-style-bullet>
    </text:list-style>
    <text:list-style style:name="List_20_2" style:display-name="List 2">
      <text:list-level-style-bullet text:level="1" text:style-name="Numbering_20_Symbols" text:bullet-char="–">
        <style:list-level-properties text:min-label-width="0.499cm"/>
        <style:text-properties style:font-name="StarSymbol"/>
      </text:list-level-style-bullet>
      <text:list-level-style-bullet text:level="2" text:style-name="Numbering_20_Symbols" text:bullet-char="–">
        <style:list-level-properties text:space-before="0.3cm" text:min-label-width="0.381cm"/>
        <style:text-properties style:font-name="StarSymbol"/>
      </text:list-level-style-bullet>
      <text:list-level-style-bullet text:level="3" text:style-name="Numbering_20_Symbols" text:bullet-char="–">
        <style:list-level-properties text:space-before="0.6cm" text:min-label-width="0.381cm"/>
        <style:text-properties style:font-name="StarSymbol"/>
      </text:list-level-style-bullet>
      <text:list-level-style-bullet text:level="4" text:style-name="Numbering_20_Symbols" text:bullet-char="–">
        <style:list-level-properties text:space-before="0.9cm" text:min-label-width="0.381cm"/>
        <style:text-properties style:font-name="StarSymbol"/>
      </text:list-level-style-bullet>
      <text:list-level-style-bullet text:level="5" text:style-name="Numbering_20_Symbols" text:bullet-char="–">
        <style:list-level-properties text:space-before="1.199cm" text:min-label-width="0.381cm"/>
        <style:text-properties style:font-name="StarSymbol"/>
      </text:list-level-style-bullet>
      <text:list-level-style-bullet text:level="6" text:style-name="Numbering_20_Symbols" text:bullet-char="–">
        <style:list-level-properties text:space-before="1.499cm" text:min-label-width="0.381cm"/>
        <style:text-properties style:font-name="StarSymbol"/>
      </text:list-level-style-bullet>
      <text:list-level-style-bullet text:level="7" text:style-name="Numbering_20_Symbols" text:bullet-char="–">
        <style:list-level-properties text:space-before="1.801cm" text:min-label-width="0.381cm"/>
        <style:text-properties style:font-name="StarSymbol"/>
      </text:list-level-style-bullet>
      <text:list-level-style-bullet text:level="8" text:style-name="Numbering_20_Symbols" text:bullet-char="–">
        <style:list-level-properties text:space-before="2.101cm" text:min-label-width="0.381cm"/>
        <style:text-properties style:font-name="StarSymbol"/>
      </text:list-level-style-bullet>
      <text:list-level-style-bullet text:level="9" text:style-name="Numbering_20_Symbols" text:bullet-char="–">
        <style:list-level-properties text:space-before="2.401cm" text:min-label-width="0.381cm"/>
        <style:text-properties style:font-name="StarSymbol"/>
      </text:list-level-style-bullet>
      <text:list-level-style-bullet text:level="10" text:style-name="Numbering_20_Symbols" text:bullet-char="–">
        <style:list-level-properties text:space-before="2.701cm" text:min-label-width="0.381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master-page style:name="First_20_Page" style:display-name="First Page" style:page-layout-name="pm1" style:next-style-name="Left_20_Page"/>
    <style:master-page style:name="Left_20_Page" style:display-name="Left Page" style:page-layout-name="pm2" style:next-style-name="Right_20_Page">
      <style:header>
        <text:p text:style-name="Header_20_left"><text:chapter text:display="name" text:outline-level="1">Using the Celtix management</text:chapter></text:p>
      </style:header>
      <style:footer>
        <text:p text:style-name="Footer_20_left"><text:page-number text:select-page="current">5</text:page-number></text:p>
      </style:footer>
    </style:master-page>
    <style:master-page style:name="Right_20_Page" style:display-name="Right Page" style:page-layout-name="pm3" style:next-style-name="Left_20_Page">
      <style:header>
        <text:p text:style-name="Header_20_right"><text:chapter text:display="name" text:outline-level="2">Default instrumentation in Celtix</text:chapter></text:p>
      </style:header>
      <style:footer>
        <text:p text:style-name="Footer_20_right"><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Willem Jiang</meta:initial-creator>
    <meta:creation-date>2006-04-20T10:10:18</meta:creation-date>
    <dc:creator>Willem Jiang</dc:creator>
    <dc:date>2006-04-27T11:20:42</dc:date>
    <dc:language>en-US</dc:language>
    <meta:editing-cycles>24</meta:editing-cycles>
    <meta:editing-duration>PT10H11M27S</meta:editing-duration>
    <meta:user-defined meta:name="Info 1"/>
    <meta:user-defined meta:name="Info 2"/>
    <meta:user-defined meta:name="Info 3"/>
    <meta:user-defined meta:name="Info 4"/>
    <meta:document-statistic meta:table-count="15" meta:image-count="0" meta:object-count="0" meta:page-count="13" meta:paragraph-count="484" meta:word-count="2551" meta:character-count="23218"/>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ub Insert_Code_Table
rem ----------------------------------------------------------------------
rem define variables
dim document   as object
dim dispatcher as object
rem ----------------------------------------------------------------------
rem get access to the document
document   = ThisComponent.CurrentController.Frame
dispatcher = createUnoService("com.sun.star.frame.DispatchHelper")

rem ----------------------------------------------------------------------
dim args1(4) as new com.sun.star.beans.PropertyValue
args1(0).Name = "TableName"
args1(0).Value = "Table3"
args1(1).Name = "Columns"
args1(1).Value = 1
args1(2).Name = "Rows"
args1(2).Value = 1
args1(3).Name = "Flags"
args1(3).Value = 9
args1(4).Name = "AutoFormat"
args1(4).Value = "Celtix Code"

dispatcher.executeDispatch(document, ".uno:InsertTable",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